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Pictures/2000000200000169000000FDC6D55E94.eps"/>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 manifest:full-path="ObjectReplacements/Object 139"/>
  <manifest:file-entry manifest:media-type="application/x-openoffice-gdimetafile;windows_formatname=&quot;GDIMetaFile&quot;" manifest:full-path="ObjectReplacements/Object 50"/>
  <manifest:file-entry manifest:media-type=""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 manifest:full-path="ObjectReplacements/"/>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4" style:family="table">
      <style:table-properties style:width="4.6in" table:align="margins"/>
    </style:style>
    <style:style style:name="Table4.A" style:family="table-column">
      <style:table-column-properties style:column-width="4.0889in" style:rel-column-width="58251*"/>
    </style:style>
    <style:style style:name="Table4.B" style:family="table-column">
      <style:table-column-properties style:column-width="0.5111in" style:rel-column-width="7284*"/>
    </style:style>
    <style:style style:name="Table4.A1" style:family="table-cell">
      <style:table-cell-properties style:vertical-align="middle" fo:padding="0.0382in" fo:border="none"/>
    </style:style>
    <style:style style:name="Table5" style:family="table">
      <style:table-properties style:width="4.6in" table:align="margins"/>
    </style:style>
    <style:style style:name="Table5.A" style:family="table-column">
      <style:table-column-properties style:column-width="4.0889in" style:rel-column-width="58251*"/>
    </style:style>
    <style:style style:name="Table5.B" style:family="table-column">
      <style:table-column-properties style:column-width="0.5111in" style:rel-column-width="7284*"/>
    </style:style>
    <style:style style:name="Table5.A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in" table:align="margins"/>
    </style:style>
    <style:style style:name="Table9.A" style:family="table-column">
      <style:table-column-properties style:column-width="4.0889in" style:rel-column-width="58251*"/>
    </style:style>
    <style:style style:name="Table9.B" style:family="table-column">
      <style:table-column-properties style:column-width="0.5111in" style:rel-column-width="7284*"/>
    </style:style>
    <style:style style:name="Table9.A1" style:family="table-cell">
      <style:table-cell-properties style:vertical-align="middle" fo:padding="0.0382in" fo:border="none"/>
    </style:style>
    <style:style style:name="Table10" style:family="table">
      <style:table-properties style:width="4.6in" table:align="margins"/>
    </style:style>
    <style:style style:name="Table10.A" style:family="table-column">
      <style:table-column-properties style:column-width="4.0889in" style:rel-column-width="58251*"/>
    </style:style>
    <style:style style:name="Table10.B" style:family="table-column">
      <style:table-column-properties style:column-width="0.5111in" style:rel-column-width="7284*"/>
    </style:style>
    <style:style style:name="Table10.A1" style:family="table-cell">
      <style:table-cell-properties style:vertical-align="middle" fo:padding="0.0382in" fo:border="none"/>
    </style:style>
    <style:style style:name="Table11" style:family="table">
      <style:table-properties style:width="4.6in" table:align="margins"/>
    </style:style>
    <style:style style:name="Table11.A" style:family="table-column">
      <style:table-column-properties style:column-width="4.0889in" style:rel-column-width="58251*"/>
    </style:style>
    <style:style style:name="Table11.B" style:family="table-column">
      <style:table-column-properties style:column-width="0.5111in" style:rel-column-width="7284*"/>
    </style:style>
    <style:style style:name="Table11.A1" style:family="table-cell">
      <style:table-cell-properties style:vertical-align="middle" fo:padding="0.0382in" fo:border="none"/>
    </style:style>
    <style:style style:name="Table12" style:family="table">
      <style:table-properties style:width="4.6in" table:align="margins"/>
    </style:style>
    <style:style style:name="Table12.A" style:family="table-column">
      <style:table-column-properties style:column-width="4.0889in" style:rel-column-width="58251*"/>
    </style:style>
    <style:style style:name="Table12.B" style:family="table-column">
      <style:table-column-properties style:column-width="0.5111in" style:rel-column-width="7284*"/>
    </style:style>
    <style:style style:name="Table12.A1" style:family="table-cell">
      <style:table-cell-properties style:vertical-align="middle" fo:padding="0.0382in" fo:border="none"/>
    </style:style>
    <style:style style:name="Table13" style:family="table">
      <style:table-properties style:width="4.6in" table:align="margins"/>
    </style:style>
    <style:style style:name="Table13.A" style:family="table-column">
      <style:table-column-properties style:column-width="4.0889in" style:rel-column-width="58251*"/>
    </style:style>
    <style:style style:name="Table13.B" style:family="table-column">
      <style:table-column-properties style:column-width="0.5111in" style:rel-column-width="7284*"/>
    </style:style>
    <style:style style:name="Table13.A1" style:family="table-cell">
      <style:table-cell-properties style:vertical-align="middle" fo:padding="0.0382in" fo:border="none"/>
    </style:style>
    <style:style style:name="Table14" style:family="table">
      <style:table-properties style:width="4.6in" table:align="margins"/>
    </style:style>
    <style:style style:name="Table14.A" style:family="table-column">
      <style:table-column-properties style:column-width="4.0889in" style:rel-column-width="58251*"/>
    </style:style>
    <style:style style:name="Table14.B" style:family="table-column">
      <style:table-column-properties style:column-width="0.5111in" style:rel-column-width="7284*"/>
    </style:style>
    <style:style style:name="Table14.A1" style:family="table-cell">
      <style:table-cell-properties style:vertical-align="middle" fo:padding="0.0382in" fo:border="none"/>
    </style:style>
    <style:style style:name="Table15" style:family="table">
      <style:table-properties style:width="4.6in" table:align="margins"/>
    </style:style>
    <style:style style:name="Table15.A" style:family="table-column">
      <style:table-column-properties style:column-width="4.0889in" style:rel-column-width="58251*"/>
    </style:style>
    <style:style style:name="Table15.B" style:family="table-column">
      <style:table-column-properties style:column-width="0.5111in" style:rel-column-width="7284*"/>
    </style:style>
    <style:style style:name="Table15.A1" style:family="table-cell">
      <style:table-cell-properties style:vertical-align="middle" fo:padding="0.0382in" fo:border="none"/>
    </style:style>
    <style:style style:name="Table16" style:family="table">
      <style:table-properties style:width="4.6in" table:align="margins"/>
    </style:style>
    <style:style style:name="Table16.A" style:family="table-column">
      <style:table-column-properties style:column-width="4.0889in" style:rel-column-width="58251*"/>
    </style:style>
    <style:style style:name="Table16.B" style:family="table-column">
      <style:table-column-properties style:column-width="0.5111in" style:rel-column-width="7284*"/>
    </style:style>
    <style:style style:name="Table16.A1" style:family="table-cell">
      <style:table-cell-properties style:vertical-align="middle" fo:padding="0.0382in" fo:border="none"/>
    </style:style>
    <style:style style:name="Table17" style:family="table">
      <style:table-properties style:width="4.6in" table:align="margins"/>
    </style:style>
    <style:style style:name="Table17.A" style:family="table-column">
      <style:table-column-properties style:column-width="4.0889in" style:rel-column-width="58251*"/>
    </style:style>
    <style:style style:name="Table17.B" style:family="table-column">
      <style:table-column-properties style:column-width="0.5111in" style:rel-column-width="7284*"/>
    </style:style>
    <style:style style:name="Table17.A1" style:family="table-cell">
      <style:table-cell-properties style:vertical-align="middle" fo:padding="0.0382in" fo:border="none"/>
    </style:style>
    <style:style style:name="Table18" style:family="table">
      <style:table-properties style:width="4.6in" table:align="margins"/>
    </style:style>
    <style:style style:name="Table18.A" style:family="table-column">
      <style:table-column-properties style:column-width="4.0889in" style:rel-column-width="58251*"/>
    </style:style>
    <style:style style:name="Table18.B" style:family="table-column">
      <style:table-column-properties style:column-width="0.5111in" style:rel-column-width="7284*"/>
    </style:style>
    <style:style style:name="Table18.A1" style:family="table-cell">
      <style:table-cell-properties style:vertical-align="middle" fo:padding="0.0382in" fo:border="none"/>
    </style:style>
    <style:style style:name="Table19" style:family="table">
      <style:table-properties style:width="4.6in" table:align="margins"/>
    </style:style>
    <style:style style:name="Table19.A" style:family="table-column">
      <style:table-column-properties style:column-width="4.0889in" style:rel-column-width="58251*"/>
    </style:style>
    <style:style style:name="Table19.B" style:family="table-column">
      <style:table-column-properties style:column-width="0.5111in" style:rel-column-width="7284*"/>
    </style:style>
    <style:style style:name="Table19.A1" style:family="table-cell">
      <style:table-cell-properties style:vertical-align="middle" fo:padding="0.0382in" fo:border="none"/>
    </style:style>
    <style:style style:name="Table20" style:family="table">
      <style:table-properties style:width="4.6in" table:align="margins"/>
    </style:style>
    <style:style style:name="Table20.A" style:family="table-column">
      <style:table-column-properties style:column-width="4.0889in" style:rel-column-width="58251*"/>
    </style:style>
    <style:style style:name="Table20.B" style:family="table-column">
      <style:table-column-properties style:column-width="0.5111in" style:rel-column-width="7284*"/>
    </style:style>
    <style:style style:name="Table20.A1" style:family="table-cell">
      <style:table-cell-properties style:vertical-align="middle" fo:padding="0.0382in" fo:border="none"/>
    </style:style>
    <style:style style:name="Table21" style:family="table">
      <style:table-properties style:width="4.6in" table:align="margins"/>
    </style:style>
    <style:style style:name="Table21.A" style:family="table-column">
      <style:table-column-properties style:column-width="4.0889in" style:rel-column-width="58251*"/>
    </style:style>
    <style:style style:name="Table21.B" style:family="table-column">
      <style:table-column-properties style:column-width="0.5111in" style:rel-column-width="7284*"/>
    </style:style>
    <style:style style:name="Table21.A1" style:family="table-cell">
      <style:table-cell-properties style:vertical-align="middle" fo:padding="0.0382in" fo:border="none"/>
    </style:style>
    <style:style style:name="Table22" style:family="table">
      <style:table-properties style:width="4.6in" table:align="margins"/>
    </style:style>
    <style:style style:name="Table22.A" style:family="table-column">
      <style:table-column-properties style:column-width="4.0889in" style:rel-column-width="58251*"/>
    </style:style>
    <style:style style:name="Table22.B" style:family="table-column">
      <style:table-column-properties style:column-width="0.5111in" style:rel-column-width="7284*"/>
    </style:style>
    <style:style style:name="Table22.A1" style:family="table-cell">
      <style:table-cell-properties style:vertical-align="middle" fo:padding="0.0382in" fo:border="none"/>
    </style:style>
    <style:style style:name="Table23" style:family="table">
      <style:table-properties style:width="4.6in" table:align="margins"/>
    </style:style>
    <style:style style:name="Table23.A" style:family="table-column">
      <style:table-column-properties style:column-width="4.0889in" style:rel-column-width="58251*"/>
    </style:style>
    <style:style style:name="Table23.B" style:family="table-column">
      <style:table-column-properties style:column-width="0.5111in" style:rel-column-width="7284*"/>
    </style:style>
    <style:style style:name="Table23.A1" style:family="table-cell">
      <style:table-cell-properties style:vertical-align="middle" fo:padding="0.0382in" fo:border="none"/>
    </style:style>
    <style:style style:name="Table24" style:family="table">
      <style:table-properties style:width="4.6in" table:align="margins"/>
    </style:style>
    <style:style style:name="Table24.A" style:family="table-column">
      <style:table-column-properties style:column-width="4.0889in" style:rel-column-width="58251*"/>
    </style:style>
    <style:style style:name="Table24.B" style:family="table-column">
      <style:table-column-properties style:column-width="0.5111in" style:rel-column-width="7284*"/>
    </style:style>
    <style:style style:name="Table24.A1" style:family="table-cell">
      <style:table-cell-properties style:vertical-align="middle" fo:padding="0.0382in" fo:border="none"/>
    </style:style>
    <style:style style:name="Table25" style:family="table">
      <style:table-properties style:width="4.6in" table:align="margins"/>
    </style:style>
    <style:style style:name="Table25.A" style:family="table-column">
      <style:table-column-properties style:column-width="4.0889in" style:rel-column-width="58251*"/>
    </style:style>
    <style:style style:name="Table25.B" style:family="table-column">
      <style:table-column-properties style:column-width="0.5111in" style:rel-column-width="7284*"/>
    </style:style>
    <style:style style:name="Table25.A1" style:family="table-cell">
      <style:table-cell-properties style:vertical-align="middle" fo:padding="0.0382in" fo:border="none"/>
    </style:style>
    <style:style style:name="Table26" style:family="table">
      <style:table-properties style:width="4.6in" table:align="margins"/>
    </style:style>
    <style:style style:name="Table26.A" style:family="table-column">
      <style:table-column-properties style:column-width="4.0889in" style:rel-column-width="58251*"/>
    </style:style>
    <style:style style:name="Table26.B" style:family="table-column">
      <style:table-column-properties style:column-width="0.5111in" style:rel-column-width="7284*"/>
    </style:style>
    <style:style style:name="Table26.A1" style:family="table-cell">
      <style:table-cell-properties style:vertical-align="middle" fo:padding="0.0382in" fo:border="none"/>
    </style:style>
    <style:style style:name="Table27" style:family="table">
      <style:table-properties style:width="4.6in" table:align="margins"/>
    </style:style>
    <style:style style:name="Table27.A" style:family="table-column">
      <style:table-column-properties style:column-width="4.0889in" style:rel-column-width="58251*"/>
    </style:style>
    <style:style style:name="Table27.B" style:family="table-column">
      <style:table-column-properties style:column-width="0.5111in" style:rel-column-width="7284*"/>
    </style:style>
    <style:style style:name="Table27.A1" style:family="table-cell">
      <style:table-cell-properties style:vertical-align="middle" fo:padding="0.0382in" fo:border="none"/>
    </style:style>
    <style:style style:name="Table28" style:family="table">
      <style:table-properties style:width="4.6in" table:align="margins"/>
    </style:style>
    <style:style style:name="Table28.A" style:family="table-column">
      <style:table-column-properties style:column-width="4.0889in" style:rel-column-width="58251*"/>
    </style:style>
    <style:style style:name="Table28.B" style:family="table-column">
      <style:table-column-properties style:column-width="0.5111in" style:rel-column-width="7284*"/>
    </style:style>
    <style:style style:name="Table28.A1" style:family="table-cell">
      <style:table-cell-properties style:vertical-align="middle" fo:padding="0.0382in" fo:border="none"/>
    </style:style>
    <style:style style:name="Table29" style:family="table">
      <style:table-properties style:width="4.6in" table:align="margins"/>
    </style:style>
    <style:style style:name="Table29.A" style:family="table-column">
      <style:table-column-properties style:column-width="4.0889in" style:rel-column-width="58251*"/>
    </style:style>
    <style:style style:name="Table29.B" style:family="table-column">
      <style:table-column-properties style:column-width="0.5111in" style:rel-column-width="7284*"/>
    </style:style>
    <style:style style:name="Table29.A1" style:family="table-cell">
      <style:table-cell-properties style:vertical-align="middle" fo:padding="0.0382in" fo:border="none"/>
    </style:style>
    <style:style style:name="Table30" style:family="table">
      <style:table-properties style:width="4.6in" table:align="margins"/>
    </style:style>
    <style:style style:name="Table30.A" style:family="table-column">
      <style:table-column-properties style:column-width="4.0889in" style:rel-column-width="58251*"/>
    </style:style>
    <style:style style:name="Table30.B" style:family="table-column">
      <style:table-column-properties style:column-width="0.5111in" style:rel-column-width="7284*"/>
    </style:style>
    <style:style style:name="Table30.A1" style:family="table-cell">
      <style:table-cell-properties style:vertical-align="middle" fo:padding="0.0382in" fo:border="none"/>
    </style:style>
    <style:style style:name="Table31" style:family="table">
      <style:table-properties style:width="4.6in" table:align="margins"/>
    </style:style>
    <style:style style:name="Table31.A" style:family="table-column">
      <style:table-column-properties style:column-width="4.0889in" style:rel-column-width="58251*"/>
    </style:style>
    <style:style style:name="Table31.B" style:family="table-column">
      <style:table-column-properties style:column-width="0.5111in" style:rel-column-width="7284*"/>
    </style:style>
    <style:style style:name="Table31.A1" style:family="table-cell">
      <style:table-cell-properties style:vertical-align="middle" fo:padding="0.0382in" fo:border="none"/>
    </style:style>
    <style:style style:name="Table32" style:family="table">
      <style:table-properties style:width="4.6in" table:align="margins"/>
    </style:style>
    <style:style style:name="Table32.A" style:family="table-column">
      <style:table-column-properties style:column-width="4.0889in" style:rel-column-width="58251*"/>
    </style:style>
    <style:style style:name="Table32.B" style:family="table-column">
      <style:table-column-properties style:column-width="0.5111in" style:rel-column-width="7284*"/>
    </style:style>
    <style:style style:name="Table32.A1" style:family="table-cell">
      <style:table-cell-properties style:vertical-align="middle" fo:padding="0.0382in" fo:border="none"/>
    </style:style>
    <style:style style:name="Table33" style:family="table">
      <style:table-properties style:width="4.6in" table:align="margins"/>
    </style:style>
    <style:style style:name="Table33.A" style:family="table-column">
      <style:table-column-properties style:column-width="4.0889in" style:rel-column-width="58251*"/>
    </style:style>
    <style:style style:name="Table33.B" style:family="table-column">
      <style:table-column-properties style:column-width="0.5111in" style:rel-column-width="7284*"/>
    </style:style>
    <style:style style:name="Table33.A1" style:family="table-cell">
      <style:table-cell-properties style:vertical-align="middle" fo:padding="0.0382in" fo:border="none"/>
    </style:style>
    <style:style style:name="Table34" style:family="table">
      <style:table-properties style:width="4.6in" table:align="margins"/>
    </style:style>
    <style:style style:name="Table34.A" style:family="table-column">
      <style:table-column-properties style:column-width="4.0889in" style:rel-column-width="58251*"/>
    </style:style>
    <style:style style:name="Table34.B" style:family="table-column">
      <style:table-column-properties style:column-width="0.5111in" style:rel-column-width="7284*"/>
    </style:style>
    <style:style style:name="Table34.A1" style:family="table-cell">
      <style:table-cell-properties style:vertical-align="middle" fo:padding="0.0382in" fo:border="none"/>
    </style:style>
    <style:style style:name="Table35" style:family="table">
      <style:table-properties style:width="4.6in" table:align="margins"/>
    </style:style>
    <style:style style:name="Table35.A" style:family="table-column">
      <style:table-column-properties style:column-width="4.0889in" style:rel-column-width="58251*"/>
    </style:style>
    <style:style style:name="Table35.B" style:family="table-column">
      <style:table-column-properties style:column-width="0.5111in" style:rel-column-width="7284*"/>
    </style:style>
    <style:style style:name="Table35.A1" style:family="table-cell">
      <style:table-cell-properties style:vertical-align="middle" fo:padding="0.0382in" fo:border="none"/>
    </style:style>
    <style:style style:name="Table36" style:family="table">
      <style:table-properties style:width="4.6in" table:align="margins"/>
    </style:style>
    <style:style style:name="Table36.A" style:family="table-column">
      <style:table-column-properties style:column-width="4.0889in" style:rel-column-width="58251*"/>
    </style:style>
    <style:style style:name="Table36.B" style:family="table-column">
      <style:table-column-properties style:column-width="0.5111in" style:rel-column-width="7284*"/>
    </style:style>
    <style:style style:name="Table36.A1" style:family="table-cell">
      <style:table-cell-properties style:vertical-align="middle" fo:padding="0.0382in" fo:border="none"/>
    </style:style>
    <style:style style:name="Table37" style:family="table">
      <style:table-properties style:width="4.6in" table:align="margins"/>
    </style:style>
    <style:style style:name="Table37.A" style:family="table-column">
      <style:table-column-properties style:column-width="4.0889in" style:rel-column-width="58251*"/>
    </style:style>
    <style:style style:name="Table37.B" style:family="table-column">
      <style:table-column-properties style:column-width="0.5111in" style:rel-column-width="7284*"/>
    </style:style>
    <style:style style:name="Table37.A1" style:family="table-cell">
      <style:table-cell-properties style:vertical-align="middle" fo:padding="0.0382in" fo:border="none"/>
    </style:style>
    <style:style style:name="Table38" style:family="table">
      <style:table-properties style:width="4.6in" table:align="margins"/>
    </style:style>
    <style:style style:name="Table38.A" style:family="table-column">
      <style:table-column-properties style:column-width="4.0889in" style:rel-column-width="58251*"/>
    </style:style>
    <style:style style:name="Table38.B" style:family="table-column">
      <style:table-column-properties style:column-width="0.5111in" style:rel-column-width="7284*"/>
    </style:style>
    <style:style style:name="Table38.A1" style:family="table-cell">
      <style:table-cell-properties style:vertical-align="middle" fo:padding="0.0382in" fo:border="none"/>
    </style:style>
    <style:style style:name="Table39" style:family="table">
      <style:table-properties style:width="4.6in" table:align="margins"/>
    </style:style>
    <style:style style:name="Table39.A" style:family="table-column">
      <style:table-column-properties style:column-width="4.0889in" style:rel-column-width="58251*"/>
    </style:style>
    <style:style style:name="Table39.B" style:family="table-column">
      <style:table-column-properties style:column-width="0.5111in" style:rel-column-width="7284*"/>
    </style:style>
    <style:style style:name="Table39.A1" style:family="table-cell">
      <style:table-cell-properties style:vertical-align="middle" fo:padding="0.0382in" fo:border="none"/>
    </style:style>
    <style:style style:name="Table40" style:family="table">
      <style:table-properties style:width="4.6in" table:align="margins"/>
    </style:style>
    <style:style style:name="Table40.A" style:family="table-column">
      <style:table-column-properties style:column-width="4.0889in" style:rel-column-width="58251*"/>
    </style:style>
    <style:style style:name="Table40.B" style:family="table-column">
      <style:table-column-properties style:column-width="0.5111in" style:rel-column-width="7284*"/>
    </style:style>
    <style:style style:name="Table40.A1" style:family="table-cell">
      <style:table-cell-properties style:vertical-align="middle" fo:padding="0.0382in" fo:border="none"/>
    </style:style>
    <style:style style:name="Table41" style:family="table">
      <style:table-properties style:width="4.6in" table:align="margins"/>
    </style:style>
    <style:style style:name="Table41.A" style:family="table-column">
      <style:table-column-properties style:column-width="4.0889in" style:rel-column-width="58251*"/>
    </style:style>
    <style:style style:name="Table41.B" style:family="table-column">
      <style:table-column-properties style:column-width="0.5111in" style:rel-column-width="7284*"/>
    </style:style>
    <style:style style:name="Table41.A1" style:family="table-cell">
      <style:table-cell-properties style:vertical-align="middle" fo:padding="0.0382in" fo:border="none"/>
    </style:style>
    <style:style style:name="Table42" style:family="table">
      <style:table-properties style:width="4.6in" table:align="margins"/>
    </style:style>
    <style:style style:name="Table42.A" style:family="table-column">
      <style:table-column-properties style:column-width="4.0889in" style:rel-column-width="58251*"/>
    </style:style>
    <style:style style:name="Table42.B" style:family="table-column">
      <style:table-column-properties style:column-width="0.5111in" style:rel-column-width="7284*"/>
    </style:style>
    <style:style style:name="Table42.A1" style:family="table-cell">
      <style:table-cell-properties style:vertical-align="middle" fo:padding="0.0382in" fo:border="none"/>
    </style:style>
    <style:style style:name="Table43" style:family="table">
      <style:table-properties style:width="4.6in" table:align="margins"/>
    </style:style>
    <style:style style:name="Table43.A" style:family="table-column">
      <style:table-column-properties style:column-width="4.0889in" style:rel-column-width="58251*"/>
    </style:style>
    <style:style style:name="Table43.B" style:family="table-column">
      <style:table-column-properties style:column-width="0.5111in" style:rel-column-width="7284*"/>
    </style:style>
    <style:style style:name="Table43.A1" style:family="table-cell">
      <style:table-cell-properties style:vertical-align="middle" fo:padding="0.0382in" fo:border="none"/>
    </style:style>
    <style:style style:name="Table44" style:family="table">
      <style:table-properties style:width="4.6in" table:align="margins"/>
    </style:style>
    <style:style style:name="Table44.A" style:family="table-column">
      <style:table-column-properties style:column-width="4.0889in" style:rel-column-width="58251*"/>
    </style:style>
    <style:style style:name="Table44.B" style:family="table-column">
      <style:table-column-properties style:column-width="0.5111in" style:rel-column-width="7284*"/>
    </style:style>
    <style:style style:name="Table44.A1" style:family="table-cell">
      <style:table-cell-properties style:vertical-align="middle" fo:padding="0.0382in" fo:border="none"/>
    </style:style>
    <style:style style:name="Table45" style:family="table">
      <style:table-properties style:width="4.6in" table:align="margins"/>
    </style:style>
    <style:style style:name="Table45.A" style:family="table-column">
      <style:table-column-properties style:column-width="4.0889in" style:rel-column-width="58251*"/>
    </style:style>
    <style:style style:name="Table45.B" style:family="table-column">
      <style:table-column-properties style:column-width="0.5111in" style:rel-column-width="7284*"/>
    </style:style>
    <style:style style:name="Table45.A1" style:family="table-cell">
      <style:table-cell-properties style:vertical-align="middle" fo:padding="0.0382in" fo:border="none"/>
    </style:style>
    <style:style style:name="Table46" style:family="table">
      <style:table-properties style:width="4.6in" table:align="margins"/>
    </style:style>
    <style:style style:name="Table46.A" style:family="table-column">
      <style:table-column-properties style:column-width="4.0889in" style:rel-column-width="58251*"/>
    </style:style>
    <style:style style:name="Table46.B" style:family="table-column">
      <style:table-column-properties style:column-width="0.5111in" style:rel-column-width="7284*"/>
    </style:style>
    <style:style style:name="Table46.A1" style:family="table-cell">
      <style:table-cell-properties style:vertical-align="middle" fo:padding="0.0382in" fo:border="none"/>
    </style:style>
    <style:style style:name="Table47" style:family="table">
      <style:table-properties style:width="4.6in" table:align="margins"/>
    </style:style>
    <style:style style:name="Table47.A" style:family="table-column">
      <style:table-column-properties style:column-width="4.0889in" style:rel-column-width="58251*"/>
    </style:style>
    <style:style style:name="Table47.B" style:family="table-column">
      <style:table-column-properties style:column-width="0.5111in" style:rel-column-width="7284*"/>
    </style:style>
    <style:style style:name="Table47.A1" style:family="table-cell">
      <style:table-cell-properties style:vertical-align="middle" fo:padding="0.0382in" fo:border="none"/>
    </style:style>
    <style:style style:name="Table48" style:family="table">
      <style:table-properties style:width="4.6in" table:align="margins"/>
    </style:style>
    <style:style style:name="Table48.A" style:family="table-column">
      <style:table-column-properties style:column-width="4.0889in" style:rel-column-width="58251*"/>
    </style:style>
    <style:style style:name="Table48.B" style:family="table-column">
      <style:table-column-properties style:column-width="0.5111in" style:rel-column-width="7284*"/>
    </style:style>
    <style:style style:name="Table48.A1" style:family="table-cell">
      <style:table-cell-properties style:vertical-align="middle" fo:padding="0.0382in" fo:border="none"/>
    </style:style>
    <style:style style:name="Table50" style:family="table">
      <style:table-properties style:width="4.6in" table:align="margins"/>
    </style:style>
    <style:style style:name="Table50.A" style:family="table-column">
      <style:table-column-properties style:column-width="4.0889in" style:rel-column-width="58251*"/>
    </style:style>
    <style:style style:name="Table50.B" style:family="table-column">
      <style:table-column-properties style:column-width="0.5111in" style:rel-column-width="7284*"/>
    </style:style>
    <style:style style:name="Table50.A1" style:family="table-cell">
      <style:table-cell-properties style:vertical-align="middle" fo:padding="0.0382in" fo:border="none"/>
    </style:style>
    <style:style style:name="P1" style:family="paragraph" style:parent-style-name="Footer">
      <style:paragraph-properties fo:text-align="start" style:justify-single-word="false" style:writing-mode="lr-tb"/>
    </style:style>
    <style:style style:name="P2" style:family="paragraph" style:parent-style-name="Standard">
      <style:paragraph-properties fo:text-align="justify" style:justify-single-word="false" style:writing-mode="rl-tb"/>
    </style:style>
    <style:style style:name="P3"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4" style:family="paragraph" style:parent-style-name="Standard">
      <style:paragraph-properties fo:text-align="justify" style:justify-single-word="false" style:writing-mode="rl-tb"/>
      <style:text-properties style:language-complex="ur" style:country-complex="PK"/>
    </style:style>
    <style:style style:name="P5" style:family="paragraph" style:parent-style-name="Standard">
      <style:paragraph-properties fo:text-align="justify" style:justify-single-word="false" style:writing-mode="rl-tb"/>
      <style:text-properties fo:font-size="12pt" style:font-size-asian="12pt" style:font-size-complex="12pt"/>
    </style:style>
    <style:style style:name="P6" style:family="paragraph" style:parent-style-name="Text_20_body">
      <style:paragraph-properties fo:text-align="justify" style:justify-single-word="false" style:writing-mode="rl-tb"/>
      <style:text-properties style:language-complex="ur" style:country-complex="PK"/>
    </style:style>
    <style:style style:name="P7" style:family="paragraph" style:parent-style-name="Text_20_body">
      <style:paragraph-properties fo:text-align="justify" style:justify-single-word="false" style:writing-mode="rl-tb"/>
      <style:text-properties style:font-name="XB Tabriz" style:font-name-complex="XB Tabriz"/>
    </style:style>
    <style:style style:name="P8" style:family="paragraph" style:parent-style-name="Text_20_body">
      <style:paragraph-properties fo:text-align="justify" style:justify-single-word="false" style:writing-mode="rl-tb"/>
    </style:style>
    <style:style style:name="P9" style:family="paragraph" style:parent-style-name="text_20_body_20_2">
      <style:paragraph-properties fo:text-align="justify" style:justify-single-word="false"/>
    </style:style>
    <style:style style:name="P10" style:family="paragraph" style:parent-style-name="text_20_body_20_2">
      <style:paragraph-properties fo:text-align="justify" style:justify-single-word="false"/>
      <style:text-properties style:language-complex="ur" style:country-complex="PK"/>
    </style:style>
    <style:style style:name="P11" style:family="paragraph" style:parent-style-name="text_20_body_20_2">
      <style:paragraph-properties fo:text-align="justify" style:justify-single-word="false"/>
      <style:text-properties fo:font-size="12pt" style:font-size-asian="12pt" style:font-size-complex="12pt"/>
    </style:style>
    <style:style style:name="P12" style:family="paragraph" style:parent-style-name="text_20_body_20_2">
      <style:paragraph-properties fo:text-align="justify" style:justify-single-word="false"/>
      <style:text-properties style:font-name="XB Tabriz" style:font-name-complex="XB Tabriz"/>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16" style:family="paragraph" style:parent-style-name="Table_20_Contents">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writing-mode="rl-tb"/>
    </style:style>
    <style:style style:name="P19" style:family="paragraph" style:parent-style-name="Heading_20_1">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20" style:family="paragraph" style:parent-style-name="Heading_20_2">
      <style:paragraph-properties fo:text-align="justify" style:justify-single-word="false" style:writing-mode="rl-tb"/>
    </style:style>
    <style:style style:name="P21" style:family="paragraph" style:parent-style-name="Heading_20_2">
      <style:paragraph-properties fo:text-align="justify" style:justify-single-word="false" style:writing-mode="rl-tb"/>
      <style:text-properties style:font-name="XB Tabriz" fo:font-size="14pt" style:font-size-asian="14pt" style:font-name-complex="XB Tabriz" style:font-size-complex="14pt"/>
    </style:style>
    <style:style style:name="P22" style:family="paragraph" style:parent-style-name="Heading_20_2">
      <style:paragraph-properties fo:text-align="justify" style:justify-single-word="false" style:writing-mode="rl-tb"/>
      <style:text-properties style:font-name="XB Tabriz" style:font-name-complex="XB Tabriz"/>
    </style:style>
    <style:style style:name="P23" style:family="paragraph" style:parent-style-name="text_20_body_20_2">
      <style:paragraph-properties fo:text-align="justify" style:justify-single-word="false"/>
    </style:style>
    <style:style style:name="P24" style:family="paragraph" style:parent-style-name="text_20_body_20_2" style:list-style-name="L1">
      <style:paragraph-properties fo:text-align="justify" style:justify-single-word="false"/>
    </style:style>
    <style:style style:name="P25" style:family="paragraph" style:parent-style-name="text_20_body_20_2">
      <style:paragraph-properties fo:text-align="justify" style:justify-single-word="false" style:writing-mode="rl-tb"/>
    </style:style>
    <style:style style:name="P26" style:family="paragraph" style:parent-style-name="text_20_body_20_2" style:list-style-name="L1">
      <style:paragraph-properties fo:text-align="justify" style:justify-single-word="false" style:writing-mode="rl-tb"/>
    </style:style>
    <style:style style:name="P27"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justify" style:justify-single-word="false"/>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2pt" style:font-size-asian="12pt" style:font-name-complex="XB Tabriz" style:font-size-complex="12pt"/>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style:font-name="DejaVu Sans1" style:font-name-complex="XB Tabriz"/>
    </style:style>
    <style:style style:name="T1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2%"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p text:style-name="P3"/>
      <text:h text:style-name="P19" text:outline-level="1"><text:alphabetical-index-mark-start text:id="IMark221991780"/><text:alphabetical-index-mark-start text:id="IMark221992092"/>مقناطیسی سرکٹ<text:alphabetical-index-mark-end text:id="IMark221992092"/><text:alphabetical-index-mark-end text:id="IMark221991780"/> اور ٹرانسفارمر </text:h>
      <text:p text:style-name="P6"/>
      <text:p text:style-name="P9"><text:span text:style-name="T5"><text:tab/></text:span><text:span text:style-name="T5"><text:sequence-ref text:reference-format="text" text:ref-name="refDrawing0">شکل 1.1</text:sequence-ref></text:span><text:span text:style-name="T5"> <text:s/>میں ایک سطہ </text:span><text:span text:style-name="T5"><draw:frame draw:style-name="fr3" draw:name="Object59" text:anchor-type="as-char" svg:width="0.198in" svg:height="0.1839in" draw:z-index="21"><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3" draw:name="Object60" text:anchor-type="as-char" svg:width="0.1992in" svg:height="0.1839in" draw:z-index="23"><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ہ کے عمودی سمت میں ہے۔ اس صورت میں اس سطہ پہ اوست مقناطیسی فلکس ڈنسٹی </text:span><text:span text:style-name="T5"><draw:frame draw:style-name="fr3" draw:name="Object62" text:anchor-type="as-char" svg:width="0.2953in" svg:height="0.2083in" draw:z-index="24"><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9"/>
      <table:table table:name="Table4" table:style-name="Table4">
        <table:table-column table:style-name="Table4.A"/>
        <table:table-column table:style-name="Table4.B"/>
        <table:table-header-rows>
          <table:table-row>
            <table:table-cell table:style-name="Table4.A1" office:value-type="string">
              <text:p text:style-name="P16"><draw:frame draw:style-name="fr3" draw:name="Object61" text:anchor-type="as-char" svg:width="0.5925in" svg:height="0.3925in" draw:z-index="27"><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16">(<text:sequence text:ref-name="refText0" text:name="Text" text:formula="ooow:Text+1" style:num-format="1">1.1</text:sequence>)</text:p>
            </table:table-cell>
          </table:table-row>
        </table:table-header-rows>
      </table:table>
      <text:p text:style-name="P2"/>
      <text:p text:style-name="P9"><text:span text:style-name="T5">اگر اس سطہ کو اتنا چھوٹا بنایا جائے کہ یہ ایک نقطہ مانند ہوجائے تو ایسے صورت میں اس نقطے پہ مقناطیسی فلکس ڈنسٹی </text:span><text:span text:style-name="T5"><draw:frame draw:style-name="fr3" draw:name="Object63" text:anchor-type="as-char" svg:width="0.1929in" svg:height="0.1839in" draw:z-index="74"><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13"/>
      <table:table table:name="Table5" table:style-name="Table5">
        <table:table-column table:style-name="Table5.A"/>
        <table:table-column table:style-name="Table5.B"/>
        <table:table-header-rows>
          <table:table-row>
            <table:table-cell table:style-name="Table5.A1" office:value-type="string">
              <text:p text:style-name="P16"><draw:frame draw:style-name="fr3" draw:name="Object64" text:anchor-type="as-char" svg:width="0.6354in" svg:height="0.3925in" draw:z-index="34"><draw:object xlink:href="./Object 65" xlink:type="simple" xlink:show="embed" xlink:actuate="onLoad"/><draw:image xlink:href="./ObjectReplacements/Object 65" xlink:type="simple" xlink:show="embed" xlink:actuate="onLoad"/></draw:frame> </text:p>
            </table:table-cell>
            <table:table-cell table:style-name="Table5.A1" office:value-type="string">
              <text:p text:style-name="P16">(<text:sequence text:ref-name="refText1" text:name="Text" text:formula="ooow:Text+1" style:num-format="1">1.2</text:sequence>)</text:p>
            </table:table-cell>
          </table:table-row>
        </table:table-header-rows>
      </table:table>
      <text:p text:style-name="P4"/>
      <text:p text:style-name="P9"><text:span text:style-name="T5">مقناطیسی فلکس </text:span><text:span text:style-name="T5"><draw:frame draw:style-name="fr3" draw:name="Object65" text:anchor-type="as-char" svg:width="0.1992in" svg:height="0.1839in" draw:z-index="47"><draw:object xlink:href="./Object 66" xlink:type="simple" xlink:show="embed" xlink:actuate="onLoad"/><draw:image xlink:href="./ObjectReplacements/Object 66" xlink:type="simple" xlink:show="embed" xlink:actuate="onLoad"/></draw:frame></text:span><text:span text:style-name="T5"> کو ویبر weber میں ناپا جاتا ہے۔ یوں مقناطیسی فلکس ڈنسٹی </text:span><text:span text:style-name="T5"><draw:frame draw:style-name="fr3" draw:name="Object66" text:anchor-type="as-char" svg:width="0.1929in" svg:height="0.1839in" draw:z-index="96"><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text:span><text:soft-page-break/><text:span text:style-name="T5">ہیں۔ شکل </text:span><text:span text:style-name="T5"><text:sequence-ref text:reference-format="value" text:ref-name="refDrawing0">1.1</text:sequence-ref></text:span><text:span text:style-name="T5"> میں مقناطیسی فلکس ڈنسٹی کو ایک سکیلر scalar دکھایا گیا ہے جبکہ درحقیقت یہ ایک وکٹر vector ہے۔ لہاذا اگر</text:span><text:span text:style-name="T5"><draw:frame draw:style-name="fr3" draw:name="Object69" text:anchor-type="as-char" svg:width="0.3543in" svg:height="0.1839in" draw:z-index="105"><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3" draw:name="Object68" text:anchor-type="as-char" svg:width="0.2028in" svg:height="0.1839in" draw:z-index="107"><draw:object xlink:href="./Object 70" xlink:type="simple" xlink:show="embed" xlink:actuate="onLoad"/><draw:image xlink:href="./ObjectReplacements/Object 70" xlink:type="simple" xlink:show="embed" xlink:actuate="onLoad"/></draw:frame></text:span><text:span text:style-name="T5">کے معبین</text:span><text:span text:style-name="T5"><draw:frame draw:style-name="fr3" draw:name="Object70" text:anchor-type="as-char" svg:width="0.1693in" svg:height="0.1839in" draw:z-index="108"><draw:object xlink:href="./Object 71" xlink:type="simple" xlink:show="embed" xlink:actuate="onLoad"/><draw:image xlink:href="./ObjectReplacements/Object 71" xlink:type="simple" xlink:show="embed" xlink:actuate="onLoad"/></draw:frame></text:span><text:span text:style-name="T5">کا ذاویا ہو تو اس صورت میں ہم لکھ سکھتے ہیں.</text:span></text:p>
      <text:p text:style-name="P13"/>
      <table:table table:name="Table6" table:style-name="Table6">
        <table:table-column table:style-name="Table6.A"/>
        <table:table-column table:style-name="Table6.B"/>
        <table:table-header-rows>
          <table:table-row>
            <table:table-cell table:style-name="Table6.A1" office:value-type="string">
              <text:p text:style-name="P16"><draw:frame draw:style-name="fr3" draw:name="Object71" text:anchor-type="as-char" svg:width="1.9543in" svg:height="0.2728in" draw:z-index="112"><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16">(<text:sequence text:ref-name="refText2" text:name="Text" text:formula="ooow:Text+1" style:num-format="1">1.3</text:sequence>)</text:p>
            </table:table-cell>
          </table:table-row>
        </table:table-header-rows>
      </table:table>
      <text:p text:style-name="P9"><draw:frame draw:style-name="fr4" draw:name="Object67" text:anchor-type="paragraph" svg:width="4.1299in" svg:height="2.7256in" draw:z-index="2"><draw:object xlink:href="./Object 68" xlink:type="simple" xlink:show="embed" xlink:actuate="onLoad"/><draw:image xlink:href="./ObjectReplacements/Object 68" xlink:type="simple" xlink:show="embed" xlink:actuate="onLoad"/></draw:frame>شکل <text:sequence text:ref-name="refDrawing0" text:name="Drawing" text:formula="ooow:Drawing+1" style:num-format="1">1.1</text:sequence></text:p>
      <text:p text:style-name="P10">مقناطیس فلکس ڈنسٹی <draw:frame draw:style-name="fr3" draw:name="Object72" text:anchor-type="as-char" svg:width="0.2028in" svg:height="0.1839in" draw:z-index="109"><draw:object xlink:href="./Object 73" xlink:type="simple" xlink:show="embed" xlink:actuate="onLoad"/><draw:image xlink:href="./ObjectReplacements/Object 73" xlink:type="simple" xlink:show="embed" xlink:actuate="onLoad"/></draw:frame> اور مقناطیس فیلڈ انٹنسٹی <draw:frame draw:style-name="fr3" draw:name="Object73" text:anchor-type="as-char" svg:width="0.222in" svg:height="0.1839in" draw:z-index="111"><draw:object xlink:href="./Object 74" xlink:type="simple" xlink:show="embed" xlink:actuate="onLoad"/><draw:image xlink:href="./ObjectReplacements/Object 74" xlink:type="simple" xlink:show="embed" xlink:actuate="onLoad"/></draw:frame>کا تعلق یوں ہے-</text:p>
      <text:p text:style-name="P13"/>
      <table:table table:name="Table7" table:style-name="Table7">
        <table:table-column table:style-name="Table7.A"/>
        <table:table-column table:style-name="Table7.B"/>
        <table:table-header-rows>
          <table:table-row>
            <table:table-cell table:style-name="Table7.A1" office:value-type="string">
              <text:p text:style-name="P16"><draw:frame draw:style-name="fr3" draw:name="Object74" text:anchor-type="as-char" svg:width="0.6071in" svg:height="0.1839in" draw:z-index="113"><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16">(<text:sequence text:ref-name="refText3" text:name="Text" text:formula="ooow:Text+1" style:num-format="1">1.4</text:sequence>)</text:p>
            </table:table-cell>
          </table:table-row>
        </table:table-header-rows>
      </table:table>
      <text:p text:style-name="P4"/>
      <text:p text:style-name="P9"><text:span text:style-name="T5">یہاں</text:span><text:span text:style-name="T5"><draw:frame draw:style-name="fr3" draw:name="Object75" text:anchor-type="as-char" svg:width="0.1807in" svg:height="0.1839in" draw:z-index="114"><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text:span><text:soft-page-break/><text:span text:style-name="T5">میں ناپی جاتی ہے۔ خلا کی پرمِیبِلٹی</text:span><text:span text:style-name="T5"><draw:frame draw:style-name="fr3" draw:name="Object76" text:anchor-type="as-char" svg:width="0.948in" svg:height="0.2319in" draw:z-index="116"><draw:object xlink:href="./Object 77" xlink:type="simple" xlink:show="embed" xlink:actuate="onLoad"/><draw:image xlink:href="./ObjectReplacements/Object 77" xlink:type="simple" xlink:show="embed" xlink:actuate="onLoad"/></draw:frame></text:span><text:span text:style-name="T5">ہے۔ مقناطیس اشیاء کی <text:s/></text:span><text:span text:style-name="T5">پرمِیبِلٹی</text:span><text:span text:style-name="T5"><draw:frame draw:style-name="fr3" draw:name="Object77" text:anchor-type="as-char" svg:width="0.1807in" svg:height="0.1839in" draw:z-index="120"><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3" draw:name="Object78" text:anchor-type="as-char" svg:width="0.2319in" svg:height="0.2091in" draw:z-index="121"><draw:object xlink:href="./Object 79" xlink:type="simple" xlink:show="embed" xlink:actuate="onLoad"/><draw:image xlink:href="./ObjectReplacements/Object 79" xlink:type="simple" xlink:show="embed" xlink:actuate="onLoad"/></draw:frame></text:span><text:span text:style-name="T5"> کی نسبت سے لکھا جاتا ہے۔ لہاذا </text:span><text:span text:style-name="T5"><draw:frame draw:style-name="fr3" draw:name="Object79" text:anchor-type="as-char" svg:width="0.6366in" svg:height="0.2083in" draw:z-index="122"><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3" draw:name="Object80" text:anchor-type="as-char" svg:width="0.222in" svg:height="0.2091in" draw:z-index="123"><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3" draw:name="Object81" text:anchor-type="as-char" svg:width="0.222in" svg:height="0.2091in" draw:z-index="124"><draw:object xlink:href="./Object 82" xlink:type="simple" xlink:show="embed" xlink:actuate="onLoad"/><draw:image xlink:href="./ObjectReplacements/Object 82" xlink:type="simple" xlink:show="embed" xlink:actuate="onLoad"/></draw:frame></text:span><text:span text:style-name="T5">کی مقدار 2000 اور 80000 کے مع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3" draw:name="Object82" text:anchor-type="as-char" svg:width="0.222in" svg:height="0.2091in" draw:z-index="125"><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9"><text:tab/> <text:s/>کرنٹ اور میگنیٹک فیلڈ انٹینسٹی <draw:frame draw:style-name="fr3" draw:name="Object42" text:anchor-type="as-char" svg:width="0.2228in" svg:height="0.1839in" draw:z-index="126"><draw:object xlink:href="./Object 5" xlink:type="simple" xlink:show="embed" xlink:actuate="onLoad"/><draw:image xlink:href="./ObjectReplacements/Object 5" xlink:type="simple" xlink:show="embed" xlink:actuate="onLoad"/></draw:frame> کا بنیادی تعلق کہتا ہے کہ اگر ایک کرنٹ <draw:frame draw:style-name="fr3" draw:name="Object41" text:anchor-type="as-char" svg:width="0.1272in" svg:height="0.1839in" draw:z-index="127"><draw:object xlink:href="./Object 7" xlink:type="simple" xlink:show="embed" xlink:actuate="onLoad"/><draw:image xlink:href="./ObjectReplacements/Object 7" xlink:type="simple" xlink:show="embed" xlink:actuate="onLoad"/></draw:frame> کے <text:s/>گرد ایک بند لکھیر کیھنچ دی جائے تو اس لکھیر پر <draw:frame draw:style-name="fr3" draw:name="Object43" text:anchor-type="as-char" svg:width="0.2228in" svg:height="0.1839in" draw:z-index="128"><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3" draw:name="Object44" text:anchor-type="as-char" svg:width="0.1272in" svg:height="0.1839in" draw:z-index="129"><draw:object xlink:href="./Object 17" xlink:type="simple" xlink:show="embed" xlink:actuate="onLoad"/><draw:image xlink:href="./ObjectReplacements/Object 17" xlink:type="simple" xlink:show="embed" xlink:actuate="onLoad"/></draw:frame> کے برابر ہوگا۔</text:p>
      <text:p text:style-name="P9"/>
      <table:table table:name="Table2" table:style-name="Table2">
        <table:table-column table:style-name="Table2.A"/>
        <table:table-column table:style-name="Table2.B"/>
        <table:table-header-rows>
          <table:table-row>
            <table:table-cell table:style-name="Table2.A1" office:value-type="string">
              <text:p text:style-name="P16"><draw:frame draw:style-name="fr3" draw:name="Objekt4" text:anchor-type="as-char" svg:width="0.839in" svg:height="0.25in" draw:z-index="130"><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16">(<text:sequence text:ref-name="refText4" text:name="Text" text:formula="ooow:Text+1" style:num-format="1">1.5</text:sequence>)</text:p>
            </table:table-cell>
          </table:table-row>
        </table:table-header-rows>
      </table:table>
      <text:p text:style-name="P10"/>
      <text:p text:style-name="P9"><text:span text:style-name="T5"><text:tab/> <text:s/>اس کتاب میں مقناطیسی فلکس </text:span><text:span text:style-name="T5"><draw:frame draw:style-name="fr3" draw:name="Object83" text:anchor-type="as-char" svg:width="0.1992in" svg:height="0.1839in" draw:z-index="131"><draw:object xlink:href="./Object 84" xlink:type="simple" xlink:show="embed" xlink:actuate="onLoad"/><draw:image xlink:href="./ObjectReplacements/Object 84" xlink:type="simple" xlink:show="embed" xlink:actuate="onLoad"/></draw:frame></text:span><text:span text:style-name="T5"> کو <text:s/>فلکس اور مقناطیسی فلکس ڈنسٹی </text:span><text:span text:style-name="T5"><draw:frame draw:style-name="fr3" draw:name="Object84" text:anchor-type="as-char" svg:width="0.2035in" svg:height="0.1839in" draw:z-index="132"><draw:object xlink:href="./Object 85" xlink:type="simple" xlink:show="embed" xlink:actuate="onLoad"/><draw:image xlink:href="./ObjectReplacements/Object 85" xlink:type="simple" xlink:show="embed" xlink:actuate="onLoad"/></draw:frame></text:span><text:span text:style-name="T5">کو <text:s/>فلکس ڈنسٹی کہا جائیگا۔ اسی طرح مقناطیس <text:s/>پرمِیبِلٹی</text:span><text:span text:style-name="T5"><draw:frame draw:style-name="fr3" draw:name="Object85" text:anchor-type="as-char" svg:width="0.1807in" svg:height="0.1839in" draw:z-index="133"><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3" draw:name="Object86" text:anchor-type="as-char" svg:width="0.2228in" svg:height="0.1839in" draw:z-index="134"><draw:object xlink:href="./Object 87" xlink:type="simple" xlink:show="embed" xlink:actuate="onLoad"/><draw:image xlink:href="./ObjectReplacements/Object 87" xlink:type="simple" xlink:show="embed" xlink:actuate="onLoad"/></draw:frame></text:span><text:span text:style-name="T5">کو فیلڈ انٹنسٹی کہا جائیگا۔</text:span></text:p>
      <text:h text:style-name="P20" text:outline-level="2"><text:span text:style-name="T2"><text:s/></text:span><text:span text:style-name="T3">مقناطیسی سرکٹ کا تعارف</text:span></text:h>
      <text:p text:style-name="P9"><text:tab/> کسی بھی پھیچیدۃ شکل کی شے میں <text:alphabetical-index-mark-start text:id="IMark221997716"/><text:span text:style-name="k_20_eng_20_technical_20_in_20_urdu">میگنیٹک فیلڈ انٹینسٹی</text:span><text:alphabetical-index-mark-end text:id="IMark221997716"/> <draw:frame draw:style-name="fr3" draw:name="Object37" text:anchor-type="as-char" svg:width="0.2228in" svg:height="0.1839in" draw:z-index="40"><draw:object xlink:href="./Object 37" xlink:type="simple" xlink:show="embed" xlink:actuate="onLoad"/><draw:image xlink:href="./ObjectReplacements/Object 37" xlink:type="simple" xlink:show="embed" xlink:actuate="onLoad"/></draw:frame> اور <text:alphabetical-index-mark-start text:id="IMark221996668"/><text:span text:style-name="k_20_eng_20_technical_20_in_20_urdu">میگنیٹک فلکس ڈینسٹی</text:span><text:alphabetical-index-mark-end text:id="IMark221996668"/> <draw:frame draw:style-name="fr3" draw:name="Object38" text:anchor-type="as-char" svg:width="0.2035in" svg:height="0.1839in" draw:z-index="43"><draw:object xlink:href="./Object 38" xlink:type="simple" xlink:show="embed" xlink:actuate="onLoad"/><draw:image xlink:href="./ObjectReplacements/Object 38" xlink:type="simple" xlink:show="embed" xlink:actuate="onLoad"/></draw:frame> کا مکمل حل مشکل ہوتا ہے۔ ہم ایسے <text:span text:style-name="k_20_eng_20_technical_20_in_20_urdu">تھری </text:span><text:soft-page-break/><text:span text:style-name="k_20_eng_20_technical_20_in_20_urdu">ڈائمنشنل</text:span> مسلے کو <text:span text:style-name="k_20_eng_20_technical_20_in_20_urdu">ون ڈائمنشنل سرکٹ</text:span> سے ظاہر کرکے اس کے قابلِ قبول حل تلاش کرتے ہے۔</text:p>
      <text:p text:style-name="P9"><text:tab/><text:span text:style-name="k_20_eng_20_technical_20_in_20_urdu"> میگنیٹک سرکٹ</text:span> مجموعی طور پر زیادہ <text:alphabetical-index-mark-start text:id="IMark221999412"/><text:span text:style-name="k_20_eng_20_technical_20_in_20_urdu">پرمیبلَٹی</text:span><text:alphabetical-index-mark-end text:id="IMark221999412"/>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اذٰا اگر<text:span text:style-name="k_20_eng_20_technical_20_in_20_urdu">میگنیٹک فلکس</text:span> کو ایسا راستا میسر ہو تو وہ <text:s/>اُنھی راستوں سے گذریگا۔ ایسے <text:span text:style-name="k_20_eng_20_technical_20_in_20_urdu">میگنیٹک سرکٹ</text:span> کو اس مضمون میں واضع کیا جائے گا اور اِن کو اِس کتاب میں بار بار استعمال کیا جائے گا۔</text:p>
      <text:p text:style-name="P9"><text:tab/><text:span text:style-name="k_20_eng_20_technical_20_in_20_urdu">میگنیٹک سرکٹ</text:span> کی ایک سادہ مثال شکل <text:sequence-ref text:reference-format="value" text:ref-name="refDrawing1">1.2</text:sequence-ref> میں دکھائ گئ ہے۔ بجلی کی مشینوں میں زیادہ <text:span text:style-name="k_20_eng_20_technical_20_in_20_urdu">پرمیبلَٹی</text:span> رکھنے والے حِصوں کو<text:alphabetical-index-mark-start text:id="IMark221998724"/><text:span text:style-name="T1"> </text:span><text:span text:style-name="k_20_eng_20_technical_20_in_20_urdu"><text:span text:style-name="T1">کور</text:span></text:span><text:alphabetical-index-mark-end text:id="IMark221998724"/> <text:span text:style-name="k_20_eng_20_technical_20_in_20_english">core</text:span> کہتے ہیں اور بجلی کی لپٹی ہوی تار کو<text:alphabetical-index-mark-start text:id="IMark221999580"/><text:span text:style-name="k_20_eng_20_technical_20_in_20_urdu"><text:span text:style-name="T1"> کائل</text:span></text:span><text:alphabetical-index-mark-end text:id="IMark221999580"/>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9"><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21991292"/><text:span text:style-name="k_20_eng_20_technical_20_in_20_urdu"><text:span text:style-name="T1">کراس سیکشنل رقبہ</text:span></text:span><text:alphabetical-index-mark-end text:id="IMark221991292"/><text:span text:style-name="T4"> ہر جگہ یکساں ہے اور </text:span><text:span text:style-name="k_20_eng_20_technical_20_in_20_urdu"><text:span text:style-name="T1">کائل</text:span></text:span><text:span text:style-name="T4"> میں کرنٹ </text:span><text:span text:style-name="T4"><draw:frame draw:style-name="fr3" draw:name="Object39" text:anchor-type="as-char" svg:width="0.1272in" svg:height="0.1839in" draw:z-index="135"><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3" draw:name="Object40" text:anchor-type="as-char" svg:width="0.2035in" svg:height="0.1839in" draw:z-index="136"><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21710916"/><text:span text:style-name="k_20_eng_20_technical_20_in_20_urdu"><text:span text:style-name="T4">فلکس لائنز</text:span></text:span><text:alphabetical-index-mark-end text:id="IMark221710916"/><text:span text:style-name="T4"> سے ظاہر کیا گیا ہے۔</text:span></text:p>
      <text:p text:style-name="P9"><text:span text:style-name="T1"><text:s/>کور</text:span> میں میگنیٹک فیلڈ کا وجود امپیر-ٹرن ampere-turn کے حاصل ضرب <draw:frame draw:style-name="fr3" draw:name="Object5" text:anchor-type="as-char" svg:width="0.2925in" svg:height="0.1839in" draw:z-index="137"><draw:object xlink:href="./Object 6" xlink:type="simple" xlink:show="embed" xlink:actuate="onLoad"/><draw:image xlink:href="./ObjectReplacements/Object 6" xlink:type="simple" xlink:show="embed" xlink:actuate="onLoad"/></draw:frame> کی وجہ سے ہے۔ میگنیٹک سرکٹ کی اصطلاح میں <draw:frame draw:style-name="fr3" draw:name="Object46" text:anchor-type="as-char" svg:width="0.2925in" svg:height="0.1839in" draw:z-index="138"><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Drawing1">1.2</text:sequence-ref> میں 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3" draw:name="Object47" text:anchor-type="as-char" svg:width="0.2925in" svg:height="0.1839in" draw:z-index="139"><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9"><text:soft-page-break/><text:tab/>دئے گئے شکل میں کور <text:span text:style-name="T4">میں</text:span><draw:frame draw:style-name="fr3" draw:name="Object48" text:anchor-type="as-char" svg:width="0.2228in" svg:height="0.1839in" draw:z-index="140"><draw:object xlink:href="./Object 10" xlink:type="simple" xlink:show="embed" xlink:actuate="onLoad"/><draw:image xlink:href="./ObjectReplacements/Object 10" xlink:type="simple" xlink:show="embed" xlink:actuate="onLoad"/></draw:frame> کی مقدار <draw:frame draw:style-name="fr3" draw:name="Object6" text:anchor-type="as-char" svg:width="0.2811in" svg:height="0.2083in" draw:z-index="141"><draw:object xlink:href="./Object 19" xlink:type="simple" xlink:show="embed" xlink:actuate="onLoad"/><draw:image xlink:href="./ObjectReplacements/Object 19" xlink:type="simple" xlink:show="embed" xlink:actuate="onLoad"/></draw:frame> ہر جگہ یکساں ہے۔ لہاذا کور میں نکتہ دار لکھیر پر لائن اِنٹگرل <draw:frame draw:style-name="fr3" draw:name="Object8" text:anchor-type="as-char" svg:width="0.2811in" svg:height="0.2083in" draw:z-index="142"><draw:object xlink:href="./Object 11" xlink:type="simple" xlink:show="embed" xlink:actuate="onLoad"/><draw:image xlink:href="./ObjectReplacements/Object 11" xlink:type="simple" xlink:show="embed" xlink:actuate="onLoad"/></draw:frame> اور <draw:frame draw:style-name="fr3" draw:name="Object9" text:anchor-type="as-char" svg:width="0.1862in" svg:height="0.2083in" draw:z-index="143"><draw:object xlink:href="./Object 12" xlink:type="simple" xlink:show="embed" xlink:actuate="onLoad"/><draw:image xlink:href="./ObjectReplacements/Object 12" xlink:type="simple" xlink:show="embed" xlink:actuate="onLoad"/></draw:frame> <text:s/>کا حاصلِ ضرب <draw:frame draw:style-name="fr3" draw:name="Object10" text:anchor-type="as-char" svg:width="0.4091in" svg:height="0.2091in" draw:z-index="144"><draw:object xlink:href="./Object 13" xlink:type="simple" xlink:show="embed" xlink:actuate="onLoad"/><draw:image xlink:href="./ObjectReplacements/Object 13" xlink:type="simple" xlink:show="embed" xlink:actuate="onLoad"/></draw:frame> <text:s/>ہوگا۔ <text:s/>یہاں<draw:frame draw:style-name="fr3" draw:name="Object13" text:anchor-type="as-char" svg:width="0.1862in" svg:height="0.2083in" draw:z-index="145"><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Drawing1">1.2</text:sequence-ref> کے لئے لکھ سکتے ہیں۔</text:p>
      <text:p text:style-name="P9"/>
      <table:table table:name="Table1" table:style-name="Table1">
        <table:table-column table:style-name="Table1.A"/>
        <table:table-column table:style-name="Table1.B"/>
        <table:table-header-rows>
          <table:table-row>
            <table:table-cell table:style-name="Table1.A1" office:value-type="string">
              <text:p text:style-name="P16"><draw:frame draw:style-name="fr3" draw:name="Object49" text:anchor-type="as-char" svg:width="1.0043in" svg:height="0.2083in" draw:z-index="146"><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16">(<text:sequence text:ref-name="refText5" text:name="Text" text:formula="ooow:Text+1" style:num-format="1">1.6</text:sequence>)</text:p>
            </table:table-cell>
          </table:table-row>
        </table:table-header-rows>
      </table:table>
      <text:p text:style-name="P13"/>
      <table:table table:name="Tabelle4" table:style-name="Tabelle4">
        <table:table-column table:style-name="Tabelle4.A"/>
        <table:table-column table:style-name="Tabelle4.B"/>
        <table:table-header-rows>
          <table:table-row>
            <table:table-cell table:style-name="Tabelle4.A1" office:value-type="string">
              <text:p text:style-name="P16"><draw:frame draw:style-name="fr5" draw:name="Object7" text:anchor-type="as-char" svg:y="-0.3925in" svg:width="2.1799in" svg:height="0.4429in" draw:z-index="147"><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16">(<text:sequence text:ref-name="refText6" text:name="Text" text:formula="ooow:Text+1" style:num-format="1">1.7</text:sequence>)</text:p>
            </table:table-cell>
          </table:table-row>
        </table:table-header-rows>
      </table:table>
      <text:p text:style-name="P2"/>
      <text:p text:style-name="P9">اس کو ہم یوں بہتر طریقے سے لکھ سکتے ہیں۔</text:p>
      <text:p text:style-name="P2"/>
      <table:table table:name="Table8" table:style-name="Table8">
        <table:table-column table:style-name="Table8.A"/>
        <table:table-column table:style-name="Table8.B"/>
        <table:table-header-rows>
          <table:table-row>
            <table:table-cell table:style-name="Table8.A1" office:value-type="string">
              <text:p text:style-name="P16"><draw:frame draw:style-name="fr3" draw:name="Object12" text:anchor-type="as-char" svg:width="0.6874in" svg:height="0.2083in" draw:z-index="148"><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16">(<text:sequence text:ref-name="refText7" text:name="Text" text:formula="ooow:Text+1" style:num-format="1">1.8</text:sequence>)</text:p>
            </table:table-cell>
          </table:table-row>
        </table:table-header-rows>
      </table:table>
      <text:p text:style-name="P13"/>
      <table:table table:name="Table3" table:style-name="Table3">
        <table:table-column table:style-name="Table3.A"/>
        <table:table-column table:style-name="Table3.B"/>
        <table:table-header-rows>
          <table:table-row>
            <table:table-cell table:style-name="Table3.A1" office:value-type="string">
              <text:p text:style-name="P16"><draw:frame draw:style-name="fr3" draw:name="Object11" text:anchor-type="as-char" svg:width="0.9453in" svg:height="0.4425in" draw:z-index="149"><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16">(<text:sequence text:ref-name="refText8" text:name="Text" text:formula="ooow:Text+1" style:num-format="1">1.9</text:sequence>)</text:p>
            </table:table-cell>
          </table:table-row>
        </table:table-header-rows>
      </table:table>
      <text:p text:style-name="P2"/>
      <text:p text:style-name="P9">مساوات<text:sequence-ref text:reference-format="text" text:ref-name="refText8">(1.9)</text:sequence-ref> میں <draw:frame draw:style-name="fr3" draw:name="Object14" text:anchor-type="as-char" svg:width="0.2661in" svg:height="0.2083in" draw:z-index="151"><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9"/>
      <text:p text:style-name="P9"><draw:frame draw:style-name="fr6" draw:name="Object45" text:anchor-type="paragraph" svg:x="0.2575in" svg:y="0.022in" svg:width="4.1161in" svg:height="1.9181in" draw:z-index="1"><draw:object xlink:href="./Object 45" xlink:type="simple" xlink:show="embed" xlink:actuate="onLoad"/><draw:image xlink:href="./ObjectReplacements/Object 45" xlink:type="simple" xlink:show="embed" xlink:actuate="onLoad"/></draw:frame><text:soft-page-break/><office:annotation><dc:creator>khalid khan</dc:creator><dc:date>2011-02-28T14:51:52</dc:date><text:p text:style-name="P31"><text:span text:style-name="T10">It is better to add a magnetic circuit here that has two materials in series instead of core and air. This gives a better insight</text:span></text:p></office:annotation></text:p>
      <text:p text:style-name="P9"><text:tab/>شکل <text:sequence text:ref-name="refDrawing1" text:name="Drawing" text:formula="ooow:Drawing+1" style:num-format="1">1.2</text:sequence> سادہ مقناطیسی سرکٹ</text:p>
      <text:p text:style-name="P9"/>
      <text:p text:style-name="P9">کور میں<draw:frame draw:style-name="fr3" draw:name="Object15" text:anchor-type="as-char" svg:width="0.2819in" svg:height="0.2091in" draw:z-index="152"><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716609995" text:style-name="L1">
        <text:list-item>
          <text:p text:style-name="P24">اگر ایک تار جس میں کرنٹ <text:s/>گزر رہی ہو کو دائیں ہاتھ سے یوں پکڑا جائے کہ انگھوٹا <text:s/>کرنٹ <text:s/>کی سمت میں ہو تو باقی چار انگلیاں اُس میگنٹک فیلڈ ، جو اس کرنٹ کی وجہ سے وجود میں آئے، <text:s/>کی سمت میں لپٹی ہونگی۔</text:p>
        </text:list-item>
        <text:list-item>
          <text:p text:style-name="P26"><text:s/>اگر ایک کائل کو دائیں ہاتھ سے یوں پکڑا <text:s/>جائے کہ ہاتھ کی چار انگلیاں کائل میں کرنٹ کی سمت میں لپٹی <text:s/>ہوں تو انگھوٹا اُس مگنیٹک فیلڈ کی سمت میں ہوگا جو اس کرنٹ کی وجہ سے وجود میں آئیگا ۔</text:p>
          <text:p text:style-name="P27">ٹرانسفارمروں کو شکل<text:sequence-ref text:reference-format="value" text:ref-name="refDrawing1">1.2</text:sequence-ref> کی طرح بند کور پر بنایا جاتا ہے جبکہ حرکت کرنے <text:soft-page-break/>والی مشینوں کی کور میں عموم<text:span text:style-name="T6">ً</text:span>ا خلا پائی جاتی ہے۔ ایسے ہی ایک مقناطیسی سرکٹ شکل<text:sequence-ref text:reference-format="value" text:ref-name="refDrawing2">1.3</text:sequence-ref> میں دکھائ گئ ہے۔</text:p>
          <text:p text:style-name="P27"/>
        </text:list-item>
      </text:list>
      <text:p text:style-name="P15"><draw:frame draw:style-name="fr7" draw:name="Object16" text:anchor-type="paragraph" svg:width="4.1311in" svg:height="2.7272in" draw:z-index="3"><draw:object xlink:href="./Object 23" xlink:type="simple" xlink:show="embed" xlink:actuate="onLoad"/><draw:image xlink:href="./ObjectReplacements/Object 23" xlink:type="simple" xlink:show="embed" xlink:actuate="onLoad"/></draw:frame> شکل <text:sequence text:ref-name="refDrawing2" text:name="Drawing" text:formula="ooow:Drawing+1" style:num-format="1">1.3</text:sequence> کور جِس میں خلاء ہے</text:p>
      <text:list xml:id="list1091714186" text:continue-numbering="true" text:style-name="L1">
        <text:list-header>
          <text:p text:style-name="P27"><text:s text:c="2"/>اگر کور کی وہ سطہ جہاں یہ خلا<draw:frame draw:style-name="fr3" draw:name="Object1" text:anchor-type="as-char" svg:width="0.1681in" svg:height="0.1839in" draw:z-index="153"><draw:object xlink:href="./Object 1" xlink:type="simple" xlink:show="embed" xlink:actuate="onLoad"/><draw:image xlink:href="./ObjectReplacements/Object 1" xlink:type="simple" xlink:show="embed" xlink:actuate="onLoad"/></draw:frame> ہے کی لمبائ <draw:frame draw:style-name="fr3" draw:name="Object3" text:anchor-type="as-char" svg:width="0.1862in" svg:height="0.1839in" draw:z-index="154"><draw:object xlink:href="./Object 3" xlink:type="simple" xlink:show="embed" xlink:actuate="onLoad"/><draw:image xlink:href="./ObjectReplacements/Object 3" xlink:type="simple" xlink:show="embed" xlink:actuate="onLoad"/></draw:frame> اور چوڑائی <draw:frame draw:style-name="fr3" draw:name="Object4" text:anchor-type="as-char" svg:width="0.1902in" svg:height="0.1839in" draw:z-index="156"><draw:object xlink:href="./Object 4" xlink:type="simple" xlink:show="embed" xlink:actuate="onLoad"/><draw:image xlink:href="./ObjectReplacements/Object 4" xlink:type="simple" xlink:show="embed" xlink:actuate="onLoad"/></draw:frame> اس خلاء کی لمبائ <text:s/><draw:frame draw:style-name="fr3" draw:name="Object32" text:anchor-type="as-char" svg:width="0.1681in" svg:height="0.1839in" draw:z-index="157"><draw:object xlink:href="./Object 32" xlink:type="simple" xlink:show="embed" xlink:actuate="onLoad"/><draw:image xlink:href="./ObjectReplacements/Object 32" xlink:type="simple" xlink:show="embed" xlink:actuate="onLoad"/></draw:frame> سے کئ گُنا ہو تو مقناطیسی فلکس کا بیشتر حصّہ کور اور اس خلاء کے راستے ہی گزرے گا۔ <text:s/>لہٰذا ہم شکل <text:sequence-ref text:reference-format="value" text:ref-name="refDrawing2">1.3</text:sequence-ref> کو ایک ایسے مقناطیسی سرکٹ سے ظاہر کرسکتے ہیں جس کے دو سلسلہ وار (series) حصّے ہوں۔ <text:s/>ایک حِصّہ مقناطیسی کور ہے جس کی پرمیبلَٹی <draw:frame draw:style-name="fr3" draw:name="Object17" text:anchor-type="as-char" svg:width="0.2272in" svg:height="0.2091in" draw:z-index="158"><draw:object xlink:href="./Object 24" xlink:type="simple" xlink:show="embed" xlink:actuate="onLoad"/><draw:image xlink:href="./ObjectReplacements/Object 24" xlink:type="simple" xlink:show="embed" xlink:actuate="onLoad"/></draw:frame> <text:s/>اور اوسط لمبائ <draw:frame draw:style-name="fr3" draw:name="Object18" text:anchor-type="as-char" svg:width="0.2016in" svg:height="0.1839in" draw:z-index="159"><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3" draw:name="Object30" text:anchor-type="as-char" svg:width="0.2311in" svg:height="0.2083in" draw:z-index="161"><draw:object xlink:href="./Object 30" xlink:type="simple" xlink:show="embed" xlink:actuate="onLoad"/><draw:image xlink:href="./ObjectReplacements/Object 30" xlink:type="simple" xlink:show="embed" xlink:actuate="onLoad"/></draw:frame> اور لمبائ <draw:frame draw:style-name="fr3" draw:name="Object19" text:anchor-type="as-char" svg:width="0.1681in" svg:height="0.1839in" draw:z-index="162"><draw:object xlink:href="./Object 26" xlink:type="simple" xlink:show="embed" xlink:actuate="onLoad"/><draw:image xlink:href="./ObjectReplacements/Object 26" xlink:type="simple" xlink:show="embed" xlink:actuate="onLoad"/></draw:frame> <text:s/>ہے۔ یہاں<draw:frame draw:style-name="fr3" draw:name="Object29" text:anchor-type="as-char" svg:width="0.2016in" svg:height="0.1839in" draw:z-index="46"><draw:object xlink:href="./Object 50" xlink:type="simple" xlink:show="embed" xlink:actuate="onLoad"/><draw:image xlink:href="./ObjectReplacements/Object 50" xlink:type="simple" xlink:show="embed" xlink:actuate="onLoad"/></draw:frame>کور کے گرد ایک چکر کی لمبائ سے خلا کی لمبائ منفی <text:soft-page-break/>کرنے سے حاصل ہوگا۔ مقناطیسی فلکس <draw:frame draw:style-name="fr3" draw:name="Object31" text:anchor-type="as-char" svg:width="0.1992in" svg:height="0.1839in" draw:z-index="48"><draw:object xlink:href="./Object 31" xlink:type="simple" xlink:show="embed" xlink:actuate="onLoad"/><draw:image xlink:href="./ObjectReplacements/Object 31" xlink:type="simple" xlink:show="embed" xlink:actuate="onLoad"/></draw:frame> کور اور اس خلا میں یکساں ہے۔</text:p>
        </text:list-header>
      </text:list>
      <text:p text:style-name="P11"/>
      <text:p text:style-name="P11"><draw:frame draw:style-name="fr4" draw:name="Object33" text:anchor-type="paragraph" svg:width="4.1319in" svg:height="2.728in" draw:z-index="4"><draw:object xlink:href="./Object 33" xlink:type="simple" xlink:show="embed" xlink:actuate="onLoad"/><draw:image xlink:href="./ObjectReplacements/Object 33" xlink:type="simple" xlink:show="embed" xlink:actuate="onLoad"/></draw:frame>شکل <text:sequence text:ref-name="refDrawing3" text:name="Drawing" text:formula="ooow:Drawing+1" style:num-format="1">1.4</text:sequence></text:p>
      <text:p text:style-name="P11">مقناطیسی فیلڈ کی لکیریں اِس خلا سے گزرتے وقت باہر کی طرف پھول جاتی ہیں جیسے شکل <text:s/><text:sequence-ref text:reference-format="value" text:ref-name="refDrawing3">1.4</text:sequence-ref> میں دکھایا گیا ہے۔ اس پھولنے کی وجہ سے خلا میں کراس سکشنل رقبہ <draw:frame draw:style-name="fr3" draw:name="Object20" text:anchor-type="as-char" svg:width="0.2547in" svg:height="0.2083in" draw:z-index="50"><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11"><text:s/></text:p>
      <table:table table:name="Table9" table:style-name="Table9">
        <table:table-column table:style-name="Table9.A"/>
        <table:table-column table:style-name="Table9.B"/>
        <table:table-header-rows>
          <table:table-row>
            <table:table-cell table:style-name="Table9.A1" office:value-type="string">
              <text:p text:style-name="P16"><draw:frame draw:style-name="fr3" draw:name="Object21" text:anchor-type="as-char" svg:width="0.9102in" svg:height="0.3992in" draw:z-index="54"><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16">(<text:sequence text:ref-name="refText9" text:name="Text" text:formula="ooow:Text+1" style:num-format="1">1.10</text:sequence>)</text:p>
            </table:table-cell>
          </table:table-row>
        </table:table-header-rows>
      </table:table>
      <text:p text:style-name="P11"><text:soft-page-break/></text:p>
      <text:p text:style-name="P11"><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9"/>
      <table:table table:name="Table10" table:style-name="Table10">
        <table:table-column table:style-name="Table10.A"/>
        <table:table-column table:style-name="Table10.B"/>
        <table:table-header-rows>
          <table:table-row>
            <table:table-cell table:style-name="Table10.A1" office:value-type="string">
              <text:p text:style-name="P16"><draw:frame draw:style-name="fr3" draw:name="Object22" text:anchor-type="as-char" svg:width="1.4701in" svg:height="0.2083in" draw:z-index="55"><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16">(<text:sequence text:ref-name="refText10" text:name="Text" text:formula="ooow:Text+1" style:num-format="1">1.11</text:sequence>)</text:p>
            </table:table-cell>
          </table:table-row>
        </table:table-header-rows>
      </table:table>
      <text:p text:style-name="P14"/>
      <text:p text:style-name="P13"/>
      <table:table table:name="Table11" table:style-name="Table11">
        <table:table-column table:style-name="Table11.A"/>
        <table:table-column table:style-name="Table11.B"/>
        <table:table-header-rows>
          <table:table-row>
            <table:table-cell table:style-name="Table11.A1" office:value-type="string">
              <text:p text:style-name="P16"><draw:frame draw:style-name="fr3" draw:name="Object23" text:anchor-type="as-char" svg:width="1.1016in" svg:height="0.4425in" draw:z-index="56"><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16">(<text:sequence text:ref-name="refText11" text:name="Text" text:formula="ooow:Text+1" style:num-format="1">1.12</text:sequence>)</text:p>
            </table:table-cell>
          </table:table-row>
        </table:table-header-rows>
      </table:table>
      <text:p text:style-name="P13"/>
      <text:p text:style-name="P13"/>
      <table:table table:name="Table12" table:style-name="Table12">
        <table:table-column table:style-name="Table12.A"/>
        <table:table-column table:style-name="Table12.B"/>
        <table:table-header-rows>
          <table:table-row>
            <table:table-cell table:style-name="Table12.A1" office:value-type="string">
              <text:p text:style-name="P16"><draw:frame draw:style-name="fr3" draw:name="Object24" text:anchor-type="as-char" svg:width="1.4165in" svg:height="0.4425in" draw:z-index="163"><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16">(<text:sequence text:ref-name="refText12" text:name="Text" text:formula="ooow:Text+1" style:num-format="1">1.13</text:sequence>)</text:p>
            </table:table-cell>
          </table:table-row>
        </table:table-header-rows>
      </table:table>
      <text:p text:style-name="P13"/>
      <text:p text:style-name="P13"/>
      <table:table table:name="Table13" table:style-name="Table13">
        <table:table-column table:style-name="Table13.A"/>
        <table:table-column table:style-name="Table13.B"/>
        <table:table-header-rows>
          <table:table-row>
            <table:table-cell table:style-name="Table13.A1" office:value-type="string">
              <text:p text:style-name="P16"><draw:frame draw:style-name="fr3" draw:name="Object25" text:anchor-type="as-char" svg:width="0.7272in" svg:height="0.4425in" draw:z-index="58"><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16">(<text:sequence text:ref-name="refText13" text:name="Text" text:formula="ooow:Text+1" style:num-format="1">1.14</text:sequence>)</text:p>
            </table:table-cell>
          </table:table-row>
        </table:table-header-rows>
      </table:table>
      <text:p text:style-name="P13"/>
      <text:p text:style-name="P13"/>
      <table:table table:name="Table14" table:style-name="Table14">
        <table:table-column table:style-name="Table14.A"/>
        <table:table-column table:style-name="Table14.B"/>
        <table:table-header-rows>
          <table:table-row>
            <table:table-cell table:style-name="Table14.A1" office:value-type="string">
              <text:p text:style-name="P16"><draw:frame draw:style-name="fr3" draw:name="Object26" text:anchor-type="as-char" svg:width="0.8043in" svg:height="0.4173in" draw:z-index="59"><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16">(<text:sequence text:ref-name="refText14" text:name="Text" text:formula="ooow:Text+1" style:num-format="1">1.15</text:sequence>)</text:p>
            </table:table-cell>
          </table:table-row>
        </table:table-header-rows>
      </table:table>
      <text:p text:style-name="P13"/>
      <text:p text:style-name="P13"/>
      <table:table table:name="Table15" table:style-name="Table15">
        <table:table-column table:style-name="Table15.A"/>
        <table:table-column table:style-name="Table15.B"/>
        <table:table-header-rows>
          <text:soft-page-break/>
          <table:table-row>
            <table:table-cell table:style-name="Table15.A1" office:value-type="string">
              <text:p text:style-name="P16"><draw:frame draw:style-name="fr3" draw:name="Object27" text:anchor-type="as-char" svg:width="1.1008in" svg:height="0.2083in" draw:z-index="88"><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16">(<text:sequence text:ref-name="refText15" text:name="Text" text:formula="ooow:Text+1" style:num-format="1">1.16</text:sequence>)</text:p>
            </table:table-cell>
          </table:table-row>
        </table:table-header-rows>
      </table:table>
      <text:p text:style-name="P13"/>
      <table:table table:name="Table16" table:style-name="Table16">
        <table:table-column table:style-name="Table16.A"/>
        <table:table-column table:style-name="Table16.B"/>
        <table:table-header-rows>
          <table:table-row>
            <table:table-cell table:style-name="Table16.A1" office:value-type="string">
              <text:p text:style-name="P16"><draw:frame draw:style-name="fr3" draw:name="Object28" text:anchor-type="as-char" svg:width="1.9465in" svg:height="0.4272in" draw:z-index="160"><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16">(<text:sequence text:ref-name="refText16" text:name="Text" text:formula="ooow:Text+1" style:num-format="1">1.17</text:sequence>)</text:p>
            </table:table-cell>
          </table:table-row>
        </table:table-header-rows>
      </table:table>
      <text:p text:style-name="P13"/>
      <text:p text:style-name="P11"><text:s/>ہم یہ دیکھ سکتے ہیں کہ <draw:frame draw:style-name="fr3" draw:name="Object34" text:anchor-type="as-char" svg:width="0.2925in" svg:height="0.1839in" draw:z-index="150"><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11">مقناطیسی اشیاء کی پر میبلَٹی کی مقدار در حقیقت اس میں مقناطیسی فلکس <text:s/>انٹنسٹی <text:s/><draw:frame draw:style-name="fr3" draw:name="Object35" text:anchor-type="as-char" svg:width="0.2819in" svg:height="0.2091in" draw:z-index="155"><draw:object xlink:href="./Object 35" xlink:type="simple" xlink:show="embed" xlink:actuate="onLoad"/><draw:image xlink:href="./ObjectReplacements/Object 35" xlink:type="simple" xlink:show="embed" xlink:actuate="onLoad"/></draw:frame> پر منہصر ہوتی ہے۔ اس بات کو سکشن<text:bookmark-ref text:reference-format="number-no-superior" text:ref-name="__RefHeading__35585901">1.3</text:bookmark-ref> میں واضح کیا جائیگا۔ </text:p>
      <text:h text:style-name="P21" text:outline-level="2">فلکس لنکیج، <text:s/>انڈکٹنس اور انرجی</text:h>
      <text:h text:style-name="P20" text:outline-level="2" text:is-list-header="true">Flux-linkage,<text:span text:style-name="T7"> inductance and energy</text:span></text:h>
      <text:p text:style-name="P11"><text:tab/>مقناطیسی فیلڈ کی وقت کے ساتھ تبدیلی الکٹرک فیلڈ electric field کو جنم دیتی ہے۔ لہاذ<text:span text:style-name="T6">ٰ</text:span> اگر شکل <text:sequence-ref text:reference-format="value" text:ref-name="refDrawing2">1.3</text:sequence-ref> کے کور میں مقناطیسی فلکس تندیل ہو رہا ہو تو اس کی وجہ سے اس کے کائل میں وولٹج پیدا ہونگے جوکہ اس کائل کے سروں پر نمودار ہونگے۔ اِس وولٹج کو انڈیوسٹ وولٹج induced voltage یا الکٹروموٹیو وولٹج electromotive voltage کہتے ہیں۔ فیراڈے کے قانون کے تحت</text:p>
      <text:p text:style-name="P11">(1-17)<text:tab/><text:tab/><text:tab/><text:tab/><draw:frame draw:style-name="fr3" draw:name="Object2" text:anchor-type="as-char" svg:width="1.1071in" svg:height="0.3929in" draw:z-index="0"><draw:object xlink:href="./Object 2" xlink:type="simple" xlink:show="embed" xlink:actuate="onLoad"/><draw:image xlink:href="./ObjectReplacements/Object 2" xlink:type="simple" xlink:show="embed" xlink:actuate="onLoad"/></draw:frame> </text:p>
      <text:p text:style-name="P11"><text:soft-page-break/>جہاں <draw:frame draw:style-name="fr3" draw:name="Object51" text:anchor-type="as-char" svg:width="0.598in" svg:height="0.1839in" draw:z-index="77"><draw:object xlink:href="./Object 52" xlink:type="simple" xlink:show="embed" xlink:actuate="onLoad"/><draw:image xlink:href="./ObjectReplacements/Object 52" xlink:type="simple" xlink:show="embed" xlink:actuate="onLoad"/></draw:frame> کو فلکس لنکیج flux linkage کہتے ہیں۔ اس انڈیوسٹ وولٹج کے سمت کا تعین یوں کیا جاتا ہے کہ اگر دئے گئے کائل کے سروں کو شارٹ سرکٹ short circuit کیا جائے تو اِس میں کرنٹ اُس سمت میں رواں ہو جس میں مقناطیسی فلکس کی تبدیلی کو روکا جا سکے۔ </text:p>
      <text:p text:style-name="P11"><text:tab/>جن مقناطیسی سرکٹوں میں پرمیبلیٹی کو مقررہ تصور کیا جا سکے یا جن میں <draw:frame draw:style-name="fr3" draw:name="Object36" text:anchor-type="as-char" svg:width="0.6717in" svg:height="0.2083in" draw:z-index="78"><draw:object xlink:href="./Object 36" xlink:type="simple" xlink:show="embed" xlink:actuate="onLoad"/><draw:image xlink:href="./ObjectReplacements/Object 36" xlink:type="simple" xlink:show="embed" xlink:actuate="onLoad"/></draw:frame>ہو، ایسے حالات میں ہم انڈکٹنس inductance کو یوں بیان کر سکتے ہیں</text:p>
      <text:p text:style-name="P13"/>
      <table:table table:name="Table17" table:style-name="Table17">
        <table:table-column table:style-name="Table17.A"/>
        <table:table-column table:style-name="Table17.B"/>
        <table:table-header-rows>
          <table:table-row>
            <table:table-cell table:style-name="Table17.A1" office:value-type="string">
              <text:p text:style-name="P16"><draw:frame draw:style-name="fr3" draw:name="Object50" text:anchor-type="as-char" svg:width="0.4547in" svg:height="0.3752in" draw:z-index="61"><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16">(<text:sequence text:ref-name="refText17" text:name="Text" text:formula="ooow:Text+1" style:num-format="1">1.18</text:sequence>)</text:p>
            </table:table-cell>
          </table:table-row>
        </table:table-header-rows>
      </table:table>
      <text:p text:style-name="P14"/>
      <text:p text:style-name="P13"/>
      <table:table table:name="Table18" table:style-name="Table18">
        <table:table-column table:style-name="Table18.A"/>
        <table:table-column table:style-name="Table18.B"/>
        <table:table-header-rows>
          <table:table-row>
            <table:table-cell table:style-name="Table18.A1" office:value-type="string">
              <text:p text:style-name="P16"><draw:frame draw:style-name="fr3" draw:name="Object52" text:anchor-type="as-char" svg:width="1.6098in" svg:height="0.4409in" draw:z-index="63"><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16">(<text:sequence text:ref-name="refText18" text:name="Text" text:formula="ooow:Text+1" style:num-format="1">1.19</text:sequence>)</text:p>
            </table:table-cell>
          </table:table-row>
        </table:table-header-rows>
      </table:table>
      <text:p text:style-name="P11"/>
      <text:p text:style-name="P11">انڈکٹنس کو ویبر-ٹرن فی امپیر، جس کو ہنری کا نام دیا گیا، میں ناپا جاتا ہے۔</text:p>
      <text:p text:style-name="P11"><office:annotation><dc:creator>khalid khan</dc:creator><dc:date>2011-02-28T16:12:05</dc:date><text:p text:style-name="P31"><text:span text:style-name="T10">Add an example here</text:span></text:p></office:annotation></text:p>
      <text:p text:style-name="P11">شکل <text:sequence-ref text:reference-format="value" text:ref-name="refDrawing4">1.5</text:sequence-ref> میں دو کائل والا ایک مقناطیسی سرکٹ دکھایا گیا ہے جس میں کرنٹ<draw:frame draw:style-name="fr3" draw:name="Object54" text:anchor-type="as-char" svg:width="0.1846in" svg:height="0.2083in" draw:z-index="164"><draw:object xlink:href="./Object 55" xlink:type="simple" xlink:show="embed" xlink:actuate="onLoad"/><draw:image xlink:href="./ObjectReplacements/Object 55" xlink:type="simple" xlink:show="embed" xlink:actuate="onLoad"/></draw:frame> اور <draw:frame draw:style-name="fr3" draw:name="Object55" text:anchor-type="as-char" svg:width="0.1874in" svg:height="0.2083in" draw:z-index="165"><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13"/>
      <table:table table:name="Table19" table:style-name="Table19">
        <table:table-column table:style-name="Table19.A"/>
        <table:table-column table:style-name="Table19.B"/>
        <table:table-header-rows>
          <text:soft-page-break/>
          <table:table-row>
            <table:table-cell table:style-name="Table19.A1" office:value-type="string">
              <text:p text:style-name="P16"><draw:frame draw:style-name="fr3" draw:name="Object56" text:anchor-type="as-char" svg:width="1.628in" svg:height="0.4173in" draw:z-index="166"><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16">(<text:sequence text:ref-name="refText19" text:name="Text" text:formula="ooow:Text+1" style:num-format="1">1.20</text:sequence></text:p>
            </table:table-cell>
          </table:table-row>
        </table:table-header-rows>
      </table:table>
      <text:p text:style-name="P14"/>
      <text:p text:style-name="P11"><draw:frame draw:style-name="fr4" draw:name="Object53" text:anchor-type="paragraph" svg:width="5.6228in" svg:height="3.7126in" draw:z-index="5"><draw:object xlink:href="./Object 54" xlink:type="simple" xlink:show="embed" xlink:actuate="onLoad"/><draw:image xlink:href="./ObjectReplacements/Object 54" xlink:type="simple" xlink:show="embed" xlink:actuate="onLoad"/></draw:frame>شکل <text:sequence text:ref-name="refDrawing4" text:name="Drawing" text:formula="ooow:Drawing+1" style:num-format="1">1.5</text:sequence> دو کائل والی مقناطیسی سرکٹ</text:p>
      <text:p text:style-name="P11"/>
      <text:p text:style-name="P11">یہاں<draw:frame draw:style-name="fr3" draw:name="Object57" text:anchor-type="as-char" svg:width="0.1992in" svg:height="0.1839in" draw:z-index="167"><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3" draw:name="Object58" text:anchor-type="as-char" svg:width="0.8661in" svg:height="0.2083in" draw:z-index="169"><draw:object xlink:href="./Object 59" xlink:type="simple" xlink:show="embed" xlink:actuate="onLoad"/><draw:image xlink:href="./ObjectReplacements/Object 59" xlink:type="simple" xlink:show="embed" xlink:actuate="onLoad"/></draw:frame>سے پیدہ ہونے والا فلکس ہے۔ اس فلکس کی دونوں کائلوں کیساتھ <text:s/>فلکس لنکیج کو یوں لکھا جا سکتا ہے</text:p>
      <text:p text:style-name="P13"><text:soft-page-break/></text:p>
      <table:table table:name="Table20" table:style-name="Table20">
        <table:table-column table:style-name="Table20.A"/>
        <table:table-column table:style-name="Table20.B"/>
        <table:table-header-rows>
          <table:table-row>
            <table:table-cell table:style-name="Table20.A1" office:value-type="string">
              <text:p text:style-name="P16"><draw:frame draw:style-name="fr3" draw:name="Object87" text:anchor-type="as-char" svg:width="2.6165in" svg:height="0.4173in" draw:z-index="170"><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16">(<text:sequence text:ref-name="refText20" text:name="Text" text:formula="ooow:Text+1" style:num-format="1">1.21</text:sequence>)</text:p>
            </table:table-cell>
          </table:table-row>
        </table:table-header-rows>
      </table:table>
      <text:p text:style-name="P11"/>
      <text:p text:style-name="P11">اس کو یوں لکھا جا سکتا ہے</text:p>
      <text:p text:style-name="P13"/>
      <table:table table:name="Table21" table:style-name="Table21">
        <table:table-column table:style-name="Table21.A"/>
        <table:table-column table:style-name="Table21.B"/>
        <table:table-header-rows>
          <table:table-row>
            <table:table-cell table:style-name="Table21.A1" office:value-type="string">
              <text:p text:style-name="P16"><draw:frame draw:style-name="fr3" draw:name="Object88" text:anchor-type="as-char" svg:width="1.1681in" svg:height="0.2083in" draw:z-index="172"><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16">(<text:sequence text:ref-name="refText21" text:name="Text" text:formula="ooow:Text+1" style:num-format="1">1.22</text:sequence>)</text:p>
            </table:table-cell>
          </table:table-row>
        </table:table-header-rows>
      </table:table>
      <text:p text:style-name="P11"/>
      <text:p text:style-name="P11">جہاں</text:p>
      <text:p text:style-name="P13"/>
      <table:table table:name="Table22" table:style-name="Table22">
        <table:table-column table:style-name="Table22.A"/>
        <table:table-column table:style-name="Table22.B"/>
        <table:table-header-rows>
          <table:table-row>
            <table:table-cell table:style-name="Table22.A1" office:value-type="string">
              <text:p text:style-name="P16"><draw:frame draw:style-name="fr3" draw:name="Object89" text:anchor-type="as-char" svg:width="1.0181in" svg:height="0.4173in" draw:z-index="173"><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16">(<text:sequence text:ref-name="refText22" text:name="Text" text:formula="ooow:Text+1" style:num-format="1">1.23</text:sequence>)</text:p>
            </table:table-cell>
          </table:table-row>
        </table:table-header-rows>
      </table:table>
      <text:p text:style-name="P13"/>
      <table:table table:name="Table23" table:style-name="Table23">
        <table:table-column table:style-name="Table23.A"/>
        <table:table-column table:style-name="Table23.B"/>
        <table:table-header-rows>
          <table:table-row>
            <table:table-cell table:style-name="Table23.A1" office:value-type="string">
              <text:p text:style-name="P16"><draw:frame draw:style-name="fr3" draw:name="Object90" text:anchor-type="as-char" svg:width="1.2354in" svg:height="0.4181in" draw:z-index="175"><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16">(<text:sequence text:ref-name="refText23" text:name="Text" text:formula="ooow:Text+1" style:num-format="1">1.24</text:sequence>)</text:p>
            </table:table-cell>
          </table:table-row>
        </table:table-header-rows>
      </table:table>
      <text:p text:style-name="P5"/>
      <text:p text:style-name="P9">یہاں<draw:frame draw:style-name="fr3" draw:name="Object91" text:anchor-type="as-char" svg:width="0.289in" svg:height="0.2083in" draw:z-index="176"><draw:object xlink:href="./Object 92" xlink:type="simple" xlink:show="embed" xlink:actuate="onLoad"/><draw:image xlink:href="./ObjectReplacements/Object 92" xlink:type="simple" xlink:show="embed" xlink:actuate="onLoad"/></draw:frame>پہلے کائل کی اپنی انڈکٹنس ہے اور<draw:frame draw:style-name="fr3" draw:name="Object93" text:anchor-type="as-char" svg:width="0.4102in" svg:height="0.2083in" draw:z-index="177"><draw:object xlink:href="./Object 94" xlink:type="simple" xlink:show="embed" xlink:actuate="onLoad"/><draw:image xlink:href="./ObjectReplacements/Object 94" xlink:type="simple" xlink:show="embed" xlink:actuate="onLoad"/></draw:frame>اِس کائل کی اپنے کرنٹ <draw:frame draw:style-name="fr3" draw:name="Object94" text:anchor-type="as-char" svg:width="0.1846in" svg:height="0.2083in" draw:z-index="178"><draw:object xlink:href="./Object 95" xlink:type="simple" xlink:show="embed" xlink:actuate="onLoad"/><draw:image xlink:href="./ObjectReplacements/Object 95" xlink:type="simple" xlink:show="embed" xlink:actuate="onLoad"/></draw:frame> <text:s/>کے ساتھ فلکس لنکیج ہے۔ <text:s/><draw:frame draw:style-name="fr3" draw:name="Object92" text:anchor-type="as-char" svg:width="0.289in" svg:height="0.2083in" draw:z-index="179"><draw:object xlink:href="./Object 93" xlink:type="simple" xlink:show="embed" xlink:actuate="onLoad"/><draw:image xlink:href="./ObjectReplacements/Object 93" xlink:type="simple" xlink:show="embed" xlink:actuate="onLoad"/></draw:frame>اِن دونوں کائلوں کی آپس کی انڈکٹنس ہے اور <text:s/><draw:frame draw:style-name="fr3" draw:name="Object95" text:anchor-type="as-char" svg:width="0.4146in" svg:height="0.2091in" draw:z-index="180"><draw:object xlink:href="./Object 96" xlink:type="simple" xlink:show="embed" xlink:actuate="onLoad"/><draw:image xlink:href="./ObjectReplacements/Object 96" xlink:type="simple" xlink:show="embed" xlink:actuate="onLoad"/></draw:frame>پہلے کائل کے ساتھ کرنٹ <draw:frame draw:style-name="fr3" draw:name="Object96" text:anchor-type="as-char" svg:width="0.1874in" svg:height="0.2091in" draw:z-index="181"><draw:object xlink:href="./Object 97" xlink:type="simple" xlink:show="embed" xlink:actuate="onLoad"/><draw:image xlink:href="./ObjectReplacements/Object 97" xlink:type="simple" xlink:show="embed" xlink:actuate="onLoad"/></draw:frame>کی وجہ سے پیدہ کردہ فلکس لنکیج ہے۔ بالکل اسی طرح ہم دوسرے کائل کے لئے لکھ سکتے ہیں</text:p>
      <text:p text:style-name="P13"/>
      <table:table table:name="Table24" table:style-name="Table24">
        <table:table-column table:style-name="Table24.A"/>
        <table:table-column table:style-name="Table24.B"/>
        <table:table-header-rows>
          <text:soft-page-break/>
          <table:table-row>
            <table:table-cell table:style-name="Table24.A1" office:value-type="string">
              <text:p text:style-name="P16"><draw:frame draw:style-name="fr3" draw:name="Object97" text:anchor-type="as-char" svg:width="2.6283in" svg:height="0.4181in" draw:z-index="182"><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16">(<text:sequence text:ref-name="refText24" text:name="Text" text:formula="ooow:Text+1" style:num-format="1">1.25</text:sequence>)</text:p>
            </table:table-cell>
          </table:table-row>
        </table:table-header-rows>
      </table:table>
      <text:p text:style-name="P13"/>
      <text:p text:style-name="P13"/>
      <table:table table:name="Table25" table:style-name="Table25">
        <table:table-column table:style-name="Table25.A"/>
        <table:table-column table:style-name="Table25.B"/>
        <table:table-header-rows>
          <table:table-row>
            <table:table-cell table:style-name="Table25.A1" office:value-type="string">
              <text:p text:style-name="P16"><draw:frame draw:style-name="fr3" draw:name="Object98" text:anchor-type="as-char" svg:width="1.178in" svg:height="0.2083in" draw:z-index="183"><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16">(<text:sequence text:ref-name="refText25" text:name="Text" text:formula="ooow:Text+1" style:num-format="1">1.26</text:sequence>)</text:p>
            </table:table-cell>
          </table:table-row>
        </table:table-header-rows>
      </table:table>
      <text:p text:style-name="P13"/>
      <table:table table:name="Table26" table:style-name="Table26">
        <table:table-column table:style-name="Table26.A"/>
        <table:table-column table:style-name="Table26.B"/>
        <table:table-header-rows>
          <table:table-row>
            <table:table-cell table:style-name="Table26.A1" office:value-type="string">
              <text:p text:style-name="P16"><draw:frame draw:style-name="fr3" draw:name="Object99" text:anchor-type="as-char" svg:width="1.0217in" svg:height="0.4173in" draw:z-index="186"><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16">(<text:sequence text:ref-name="refText26" text:name="Text" text:formula="ooow:Text+1" style:num-format="1">1.27</text:sequence>)</text:p>
            </table:table-cell>
          </table:table-row>
        </table:table-header-rows>
      </table:table>
      <text:p text:style-name="P2"/>
      <text:p text:style-name="P9">یہاں اب<draw:frame draw:style-name="fr3" draw:name="Object100" text:anchor-type="as-char" svg:width="0.2917in" svg:height="0.2083in" draw:z-index="18"><draw:object xlink:href="./Object 101" xlink:type="simple" xlink:show="embed" xlink:actuate="onLoad"/><draw:image xlink:href="./ObjectReplacements/Object 101" xlink:type="simple" xlink:show="embed" xlink:actuate="onLoad"/></draw:frame>اِس کائل کا اپنا انڈکٹنس اور <draw:frame draw:style-name="fr3" draw:name="Object101" text:anchor-type="as-char" svg:width="0.6402in" svg:height="0.2083in" draw:z-index="25"><draw:object xlink:href="./Object 102" xlink:type="simple" xlink:show="embed" xlink:actuate="onLoad"/><draw:image xlink:href="./ObjectReplacements/Object 102" xlink:type="simple" xlink:show="embed" xlink:actuate="onLoad"/></draw:frame> آپس کا انڈکٹنس ہے۔ یہاں یہ واضع کرنا ضروری ہے کہ ہم جب بھی انڈکٹنس استعمال کرتے ہیں تو اس کا مطلب ہوتا ہے کہ ہم پرمِبلٹی کو مقررہ سمجھ رہے ہیں۔</text:p>
      <text:p text:style-name="P9"><text:tab/>مساوات <text:sequence-ref text:reference-format="value" text:ref-name="refText17">1.18</text:sequence-ref> کو مساوات <text:sequence-ref text:reference-format="value" text:ref-name="refText16">1.17</text:sequence-ref> میں استعمال کریں تو </text:p>
      <text:p text:style-name="P13"/>
      <table:table table:name="Table27" table:style-name="Table27">
        <table:table-column table:style-name="Table27.A"/>
        <table:table-column table:style-name="Table27.B"/>
        <table:table-header-rows>
          <table:table-row>
            <table:table-cell table:style-name="Table27.A1" office:value-type="string">
              <text:p text:style-name="P16"><draw:frame draw:style-name="fr3" draw:name="Object102" text:anchor-type="as-char" svg:width="0.7409in" svg:height="0.4in" draw:z-index="187"><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16">(<text:sequence text:ref-name="refText27" text:name="Text" text:formula="ooow:Text+1" style:num-format="1">1.28</text:sequence>)</text:p>
            </table:table-cell>
          </table:table-row>
        </table:table-header-rows>
      </table:table>
      <text:p text:style-name="P9"/>
      <text:p text:style-name="P9">اگر انڈکٹنس مقررہ ہو جیسا کہ ساکن مشینوں میں ہوتا ہےتو پھرہمیں انڈکٹنس کا جانا پہچانا مساوات ملتا ہے </text:p>
      <text:p text:style-name="P13"/>
      <table:table table:name="Table28" table:style-name="Table28">
        <table:table-column table:style-name="Table28.A"/>
        <table:table-column table:style-name="Table28.B"/>
        <table:table-header-rows>
          <table:table-row>
            <table:table-cell table:style-name="Table28.A1" office:value-type="string">
              <text:p text:style-name="P16"><draw:frame draw:style-name="fr3" draw:name="Object103" text:anchor-type="as-char" svg:width="0.6311in" svg:height="0.3929in" draw:z-index="188"><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16">(<text:sequence text:ref-name="refText28" text:name="Text" text:formula="ooow:Text+1" style:num-format="1">1.29</text:sequence>)</text:p>
            </table:table-cell>
          </table:table-row>
        </table:table-header-rows>
      </table:table>
      <text:p text:style-name="P13"><text:soft-page-break/></text:p>
      <text:p text:style-name="P9">مگر اگر انڈکٹنس بھی تبدیل ہوتا ہو جیسا کہ موٹروں اور جنریٹروں میں ہوتا ہے تب</text:p>
      <text:p text:style-name="P2"/>
      <table:table table:name="Table29" table:style-name="Table29">
        <table:table-column table:style-name="Table29.A"/>
        <table:table-column table:style-name="Table29.B"/>
        <table:table-header-rows>
          <table:table-row>
            <table:table-cell table:style-name="Table29.A1" office:value-type="string">
              <text:p text:style-name="P16"><draw:frame draw:style-name="fr3" draw:name="Object104" text:anchor-type="as-char" svg:width="1.0957in" svg:height="0.3929in" draw:z-index="184"><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16">(<text:sequence text:ref-name="refText29" text:name="Text" text:formula="ooow:Text+1" style:num-format="1">1.30</text:sequence>)</text:p>
            </table:table-cell>
          </table:table-row>
        </table:table-header-rows>
      </table:table>
      <text:p text:style-name="P9"/>
      <text:p text:style-name="P9">انرجی کا یونٹ جاؤل joule ہے اور پاور کا یونٹ جاؤل فی سیکنڈ یا واٹ watt ہے۔ کسی کائل میں بجلی کی انرجی کے بہاو کو یوں لکھا جاسکتا ہے۔</text:p>
      <text:p text:style-name="P13"/>
      <table:table table:name="Table30" table:style-name="Table30">
        <table:table-column table:style-name="Table30.A"/>
        <table:table-column table:style-name="Table30.B"/>
        <table:table-header-rows>
          <table:table-row>
            <table:table-cell table:style-name="Table30.A1" office:value-type="string">
              <text:p text:style-name="P16"><draw:frame draw:style-name="fr3" draw:name="Object105" text:anchor-type="as-char" svg:width="0.9075in" svg:height="0.3925in" draw:z-index="185"><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16">(<text:sequence text:ref-name="refText30" text:name="Text" text:formula="ooow:Text+1" style:num-format="1">1.31</text:sequence>)</text:p>
            </table:table-cell>
          </table:table-row>
        </table:table-header-rows>
      </table:table>
      <text:p text:style-name="P9"><text:s/></text:p>
      <text:p text:style-name="P9">لہاذا ایک مقناطیسی سرکٹ میں<draw:frame draw:style-name="fr3" draw:name="Object106" text:anchor-type="as-char" svg:width="0.1898in" svg:height="0.2083in" draw:z-index="171"><draw:object xlink:href="./Object 107" xlink:type="simple" xlink:show="embed" xlink:actuate="onLoad"/><draw:image xlink:href="./ObjectReplacements/Object 107" xlink:type="simple" xlink:show="embed" xlink:actuate="onLoad"/></draw:frame> سے<draw:frame draw:style-name="fr3" draw:name="Object107" text:anchor-type="as-char" svg:width="0.1925in" svg:height="0.2083in" draw:z-index="174"><draw:object xlink:href="./Object 108" xlink:type="simple" xlink:show="embed" xlink:actuate="onLoad"/><draw:image xlink:href="./ObjectReplacements/Object 108" xlink:type="simple" xlink:show="embed" xlink:actuate="onLoad"/></draw:frame> تک کے وقت میں مقناطیسی انرجی میں تبدیلی کو یوں لکھ سکتے ہیں۔</text:p>
      <text:p text:style-name="P13"/>
      <table:table table:name="Table31" table:style-name="Table31">
        <table:table-column table:style-name="Table31.A"/>
        <table:table-column table:style-name="Table31.B"/>
        <table:table-header-rows>
          <table:table-row>
            <table:table-cell table:style-name="Table31.A1" office:value-type="string">
              <text:p text:style-name="P16"><draw:frame draw:style-name="fr3" draw:name="Object108" text:anchor-type="as-char" svg:width="1.5217in" svg:height="0.4811in" draw:z-index="168"><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16">(<text:sequence text:ref-name="refText31" text:name="Text" text:formula="ooow:Text+1" style:num-format="1">1.32</text:sequence>)</text:p>
            </table:table-cell>
          </table:table-row>
        </table:table-header-rows>
      </table:table>
      <text:p text:style-name="P9">اگر مقناطیسی سرکٹ میں ایک ہی وائنڈنگ ہو اور اس سرکٹ میں انڈکٹنس مقررہ ہو تب</text:p>
      <text:p text:style-name="P13"/>
      <table:table table:name="Table32" table:style-name="Table32">
        <table:table-column table:style-name="Table32.A"/>
        <table:table-column table:style-name="Table32.B"/>
        <table:table-header-rows>
          <text:soft-page-break/>
          <table:table-row>
            <table:table-cell table:style-name="Table32.A1" office:value-type="string">
              <text:p text:style-name="P16"><draw:frame draw:style-name="fr3" draw:name="Object109" text:anchor-type="as-char" svg:width="2.5543in" svg:height="0.4811in" draw:z-index="117"><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16">(<text:sequence text:ref-name="refText32" text:name="Text" text:formula="ooow:Text+1" style:num-format="1">1.33</text:sequence>)</text:p>
            </table:table-cell>
          </table:table-row>
        </table:table-header-rows>
      </table:table>
      <text:p text:style-name="P2"/>
      <text:p text:style-name="P9">اگر ہم ٹائم<draw:frame draw:style-name="fr3" draw:name="Object110" text:anchor-type="as-char" svg:width="0.1898in" svg:height="0.2083in" draw:z-index="49"><draw:object xlink:href="./Object 111" xlink:type="simple" xlink:show="embed" xlink:actuate="onLoad"/><draw:image xlink:href="./ObjectReplacements/Object 111" xlink:type="simple" xlink:show="embed" xlink:actuate="onLoad"/></draw:frame>پہ <draw:frame draw:style-name="fr3" draw:name="Object111" text:anchor-type="as-char" svg:width="0.448in" svg:height="0.2083in" draw:z-index="65"><draw:object xlink:href="./Object 112" xlink:type="simple" xlink:show="embed" xlink:actuate="onLoad"/><draw:image xlink:href="./ObjectReplacements/Object 112" xlink:type="simple" xlink:show="embed" xlink:actuate="onLoad"/></draw:frame>تصور کریں تب ہم کسی دئے گئے<draw:frame draw:style-name="fr3" draw:name="Object112" text:anchor-type="as-char" svg:width="0.1744in" svg:height="0.1839in" draw:z-index="69"><draw:object xlink:href="./Object 113" xlink:type="simple" xlink:show="embed" xlink:actuate="onLoad"/><draw:image xlink:href="./ObjectReplacements/Object 113" xlink:type="simple" xlink:show="embed" xlink:actuate="onLoad"/></draw:frame>پہ مقناطیسی انرجی کو ہوں لکھ سکتے ہیں</text:p>
      <text:p text:style-name="P13"/>
      <table:table table:name="Table33" table:style-name="Table33">
        <table:table-column table:style-name="Table33.A"/>
        <table:table-column table:style-name="Table33.B"/>
        <table:table-header-rows>
          <table:table-row>
            <table:table-cell table:style-name="Table33.A1" office:value-type="string">
              <text:p text:style-name="P16"><draw:frame draw:style-name="fr3" draw:name="Object113" text:anchor-type="as-char" svg:width="1.328in" svg:height="0.3925in" draw:z-index="118"><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16">(<text:sequence text:ref-name="refText33" text:name="Text" text:formula="ooow:Text+1" style:num-format="1">1.34</text:sequence>)</text:p>
            </table:table-cell>
          </table:table-row>
        </table:table-header-rows>
      </table:table>
      <text:p text:style-name="P9"/>
      <text:h text:style-name="P22" text:outline-level="2"><text:bookmark-start text:name="__RefHeading__35585901"/>مقناطیسی اشیاء کے خصوصیات<text:bookmark-end text:name="__RefHeading__35585901"/></text:h>
      <text:p text:style-name="P7"><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7"><draw:frame draw:style-name="fr1" draw:name="graphics2" text:anchor-type="paragraph" svg:width="3.2945in" svg:height="1.152in" draw:z-index="7"><draw:image xlink:href="Pictures/2000000200000169000000FD53C4DA3C.eps" xlink:type="simple" xlink:show="embed" xlink:actuate="onLoad"/></draw:frame><text:soft-page-break/>شکل <text:sequence text:ref-name="refDrawing5" text:name="Drawing" text:formula="ooow:Drawing+1" style:num-format="1">1.6</text:sequence> <draw:frame draw:style-name="fr3" draw:name="Object137" text:anchor-type="as-char" svg:width="0.4701in" svg:height="0.1839in" draw:z-index="17"><draw:object xlink:href="./Object 138" xlink:type="simple" xlink:show="embed" xlink:actuate="onLoad"/><draw:image xlink:href="./ObjectReplacements/Object 138" xlink:type="simple" xlink:show="embed" xlink:actuate="onLoad"/></draw:frame>کا گراف</text:p>
      <text:p text:style-name="P7"/>
      <text:p text:style-name="P8"><text:span text:style-name="T6"><text:tab/>کسی بھی شہ میں </text:span><text:span text:style-name="T6"><draw:frame draw:style-name="fr3" draw:name="Object127" text:anchor-type="as-char" svg:width="0.1929in" svg:height="0.1839in" draw:z-index="51"><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3" draw:name="Object128" text:anchor-type="as-char" svg:width="0.2126in" svg:height="0.1839in" draw:z-index="52"><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3" draw:name="Object129" text:anchor-type="as-char" svg:width="0.4701in" svg:height="0.1839in" draw:z-index="53"><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Drawing5">1.6</text:sequence-ref></text:span><text:span text:style-name="T6"> میں دکھایا گیا ہے۔ گراف کو دیکھا جائے تو</text:span><text:span text:style-name="T6"><draw:frame draw:style-name="fr3" draw:name="Object130" text:anchor-type="as-char" svg:width="0.1929in" svg:height="0.1839in" draw:z-index="57"><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3" draw:name="Object131" text:anchor-type="as-char" svg:width="0.2126in" svg:height="0.1839in" draw:z-index="60"><draw:object xlink:href="./Object 132" xlink:type="simple" xlink:show="embed" xlink:actuate="onLoad"/><draw:image xlink:href="./ObjectReplacements/Object 132" xlink:type="simple" xlink:show="embed" xlink:actuate="onLoad"/></draw:frame></text:span><text:span text:style-name="T6">کے دو مقدار ہیں۔ اگر فلکس بڑھ رہا ہو تو، گراف میں نیچے سے اُوپر جانے والی لکیر، اِس میں</text:span><text:span text:style-name="T6"><draw:frame draw:style-name="fr3" draw:name="Object132" text:anchor-type="as-char" svg:width="0.1929in" svg:height="0.1839in" draw:z-index="62"><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3" draw:name="Object133" text:anchor-type="as-char" svg:width="0.2126in" svg:height="0.1839in" draw:z-index="19"><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سے نیچے آنے والی لکیر، اِس تعلق کو پیش کرتی ہے۔ <text:s/>چونکہ </text:span><text:span text:style-name="T6"><draw:frame draw:style-name="fr3" draw:name="Object138" text:anchor-type="as-char" svg:width="0.6425in" svg:height="0.1839in" draw:z-index="64"><draw:object xlink:href="./Object 139" xlink:type="simple" xlink:show="embed" xlink:actuate="onLoad"/><draw:image xlink:href="./ObjectReplacements/Object 139" xlink:type="simple" xlink:show="embed" xlink:actuate="onLoad"/></draw:frame></text:span><text:span text:style-name="T6">، لہاذا </text:span><text:span text:style-name="T6"><draw:frame draw:style-name="fr3" draw:name="Object139" text:anchor-type="as-char" svg:width="0.1929in" svg:height="0.1839in" draw:z-index="70"><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3" draw:name="Object140" text:anchor-type="as-char" svg:width="0.1807in" svg:height="0.1839in" draw:z-index="72"><draw:object xlink:href="./Object 141" xlink:type="simple" xlink:show="embed" xlink:actuate="onLoad"/><draw:image xlink:href="./ObjectReplacements/Object 141" xlink:type="simple" xlink:show="embed" xlink:actuate="onLoad"/></draw:frame></text:span><text:span text:style-name="T6">بھی تبدیل ہوتا ہے۔ باوجود اِس کے ہم مقناطیسی سرکٹوں میں یہ تصور کرتے ہیں کہ </text:span><text:span text:style-name="T6"><draw:frame draw:style-name="fr3" draw:name="Object141" text:anchor-type="as-char" svg:width="0.1807in" svg:height="0.1839in" draw:z-index="73"><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text:span><text:span text:style-name="T6">ًً</text:span><text:span text:style-name="T6"> جواب پر زیادہ اصر نہیں پڑتا۔</text:span></text:p>
      <text:p text:style-name="P7"/>
      <text:p text:style-name="P7"/>
      <text:h text:style-name="P20" text:outline-level="2"><text:span text:style-name="T6"><text:s/>کائل کو اکسائٹ کرنا</text:span><text:span text:style-name="T6"><office:annotation><dc:creator>khalid khan</dc:creator><dc:date>2011-03-01T16:31:38</dc:date><text:p text:style-name="P31"><text:span text:style-name="T10">Excitation needs a proper urdu term</text:span></text:p></office:annotation></text:span></text:h>
      <text:p text:style-name="P8"><text:span text:style-name="T6"><text:tab/>اے-سی بجلی میں وولٹج اور فلکس، ٹائم کے سات </text:span><text:span text:style-name="T6"><draw:frame draw:style-name="fr3" draw:name="Object114" text:anchor-type="as-char" svg:width="0.4937in" svg:height="0.1839in" draw:z-index="75"><draw:object xlink:href="./Object 115" xlink:type="simple" xlink:show="embed" xlink:actuate="onLoad"/><draw:image xlink:href="./ObjectReplacements/Object 115" xlink:type="simple" xlink:show="embed" xlink:actuate="onLoad"/></draw:frame></text:span><text:span text:style-name="T6">یا</text:span><text:span text:style-name="T6"><draw:frame draw:style-name="fr3" draw:name="Object115" text:anchor-type="as-char" svg:width="0.5193in" svg:height="0.1839in" draw:z-index="76"><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text:span><text:soft-page-break/><text:span text:style-name="T6">سے نمودار ہونے والے بجلی کے نقصان (ضائع) کا تذکرہ کرینگے۔ ہم یہاں شکل </text:span><text:span text:style-name="T6"><text:sequence-ref text:reference-format="value" text:ref-name="refDrawing1">1.2</text:sequence-ref></text:span><text:span text:style-name="T6"> کو استعمال کرینگے۔ ہم فرض کرتے ہیں کہ</text:span></text:p>
      <text:p text:style-name="P13"/>
      <table:table table:name="Table34" table:style-name="Table34">
        <table:table-column table:style-name="Table34.A"/>
        <table:table-column table:style-name="Table34.B"/>
        <table:table-header-rows>
          <table:table-row>
            <table:table-cell table:style-name="Table34.A1" office:value-type="string">
              <text:p text:style-name="P16"><draw:frame draw:style-name="fr3" draw:name="Object116" text:anchor-type="as-char" svg:width="2.3634in" svg:height="0.2083in" draw:z-index="66"><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16">(<text:sequence text:ref-name="refText34" text:name="Text" text:formula="ooow:Text+1" style:num-format="1">1.35</text:sequence>)</text:p>
            </table:table-cell>
          </table:table-row>
        </table:table-header-rows>
      </table:table>
      <text:p text:style-name="P9">اس مساوات میں فلکس زیادہ سے زیادہ <draw:frame draw:style-name="fr3" draw:name="Object117" text:anchor-type="as-char" svg:width="0.4984in" svg:height="0.2083in" draw:z-index="79"><draw:object xlink:href="./Object 118" xlink:type="simple" xlink:show="embed" xlink:actuate="onLoad"/><draw:image xlink:href="./ObjectReplacements/Object 118" xlink:type="simple" xlink:show="embed" xlink:actuate="onLoad"/></draw:frame>ہو سکتا ہے۔ <text:s/><draw:frame draw:style-name="fr3" draw:name="Object119" text:anchor-type="as-char" svg:width="0.1929in" svg:height="0.1839in" draw:z-index="84"><draw:object xlink:href="./Object 120" xlink:type="simple" xlink:show="embed" xlink:actuate="onLoad"/><draw:image xlink:href="./ObjectReplacements/Object 120" xlink:type="simple" xlink:show="embed" xlink:actuate="onLoad"/></draw:frame>زیادہ سے زیادہ <draw:frame draw:style-name="fr3" draw:name="Object122" text:anchor-type="as-char" svg:width="0.498in" svg:height="0.2083in" draw:z-index="89"><draw:object xlink:href="./Object 123" xlink:type="simple" xlink:show="embed" xlink:actuate="onLoad"/><draw:image xlink:href="./ObjectReplacements/Object 123" xlink:type="simple" xlink:show="embed" xlink:actuate="onLoad"/></draw:frame>ہو سکتا ہے۔<draw:frame draw:style-name="fr3" draw:name="Object118" text:anchor-type="as-char" svg:width="0.2437in" svg:height="0.2083in" draw:z-index="97"><draw:object xlink:href="./Object 119" xlink:type="simple" xlink:show="embed" xlink:actuate="onLoad"/><draw:image xlink:href="./ObjectReplacements/Object 119" xlink:type="simple" xlink:show="embed" xlink:actuate="onLoad"/></draw:frame>کور کا کراس سیکشنل رقبہ ہے جو ہر جگہ یکساں ہے ۔<draw:frame draw:style-name="fr3" draw:name="Object120" text:anchor-type="as-char" svg:width="0.6764in" svg:height="0.1839in" draw:z-index="101"><draw:object xlink:href="./Object 121" xlink:type="simple" xlink:show="embed" xlink:actuate="onLoad"/><draw:image xlink:href="./ObjectReplacements/Object 121" xlink:type="simple" xlink:show="embed" xlink:actuate="onLoad"/></draw:frame>جہاں<draw:frame draw:style-name="fr3" draw:name="Object121" text:anchor-type="as-char" svg:width="0.1634in" svg:height="0.1839in" draw:z-index="106"><draw:object xlink:href="./Object 122" xlink:type="simple" xlink:show="embed" xlink:actuate="onLoad"/><draw:image xlink:href="./ObjectReplacements/Object 122" xlink:type="simple" xlink:show="embed" xlink:actuate="onLoad"/></draw:frame>فریقونسی ہے۔</text:p>
      <text:p text:style-name="P9">فیراڈے کے قانون یعنی مساوات <text:sequence-ref text:reference-format="value" text:ref-name="refText16">1.17</text:sequence-ref> کے تحت</text:p>
      <text:p text:style-name="P13"/>
      <table:table table:name="Table35" table:style-name="Table35">
        <table:table-column table:style-name="Table35.A"/>
        <table:table-column table:style-name="Table35.B"/>
        <table:table-header-rows>
          <table:table-row>
            <table:table-cell table:style-name="Table35.A1" office:value-type="string">
              <text:p text:style-name="P16"><draw:frame draw:style-name="fr3" draw:name="Object123" text:anchor-type="as-char" svg:width="3.0839in" svg:height="0.3929in" draw:z-index="67"><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16">(<text:sequence text:ref-name="refText35" text:name="Text" text:formula="ooow:Text+1" style:num-format="1">1.36</text:sequence>)</text:p>
            </table:table-cell>
          </table:table-row>
        </table:table-header-rows>
      </table:table>
      <text:p text:style-name="P9">جہاں</text:p>
      <table:table table:name="Table36" table:style-name="Table36">
        <table:table-column table:style-name="Table36.A"/>
        <table:table-column table:style-name="Table36.B"/>
        <table:table-header-rows>
          <table:table-row>
            <table:table-cell table:style-name="Table36.A1" office:value-type="string">
              <text:p text:style-name="P16"><draw:frame draw:style-name="fr3" draw:name="Object124" text:anchor-type="as-char" svg:width="2.2839in" svg:height="0.2083in" draw:z-index="68"><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16">(<text:sequence text:ref-name="refText36" text:name="Text" text:formula="ooow:Text+1" style:num-format="1">1.37</text:sequence>)</text:p>
            </table:table-cell>
          </table:table-row>
        </table:table-header-rows>
      </table:table>
      <text:p text:style-name="P9"/>
      <text:p text:style-name="P9">ہم اےسی بجلی میں کرنٹ، وولٹج وغیرہ کے <text:s/>rms آر ایم ایس ویلیو میں دلچسپی رکھتے ہیں۔ ایک سائن یا کوسائن ویو کی آر ایم ایس ویلیو اس کی زیادہ سے زیادہ ویلیو کی<draw:frame draw:style-name="fr3" draw:name="Object125" text:anchor-type="as-char" svg:width="0.4256in" svg:height="0.1984in" draw:z-index="10"><draw:object xlink:href="./Object 126" xlink:type="simple" xlink:show="embed" xlink:actuate="onLoad"/><draw:image xlink:href="./ObjectReplacements/Object 126" xlink:type="simple" xlink:show="embed" xlink:actuate="onLoad"/></draw:frame>گنّا ہوتی ہے لہاذا</text:p>
      <text:p text:style-name="P13"/>
      <table:table table:name="Table37" table:style-name="Table37">
        <table:table-column table:style-name="Table37.A"/>
        <table:table-column table:style-name="Table37.B"/>
        <table:table-header-rows>
          <table:table-row>
            <table:table-cell table:style-name="Table37.A1" office:value-type="string">
              <text:p text:style-name="P16"><draw:frame draw:style-name="fr3" draw:name="Object126" text:anchor-type="as-char" svg:width="3.2634in" svg:height="0.4319in" draw:z-index="71"><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16">(<text:sequence text:ref-name="refText37" text:name="Text" text:formula="ooow:Text+1" style:num-format="1">1.38</text:sequence>)</text:p>
            </table:table-cell>
          </table:table-row>
        </table:table-header-rows>
      </table:table>
      <text:p text:style-name="P9"><text:soft-page-break/></text:p>
      <text:p text:style-name="P9">یہ مساوات بہت اہمیت رکھتا ہے اور ہم اس کو بار بار استعمال کرینگے۔</text:p>
      <text:p text:style-name="P9"><text:tab/>ایک مردہ مقناطیسی سرکٹ کے کائل کو جب بجلی دی جائے تو یہ جاندار ہو جاتا ہے۔ کائل میں کرنٹ، کور میں فلکس کو جنم دیتی ہے۔ اس کرنٹ <draw:frame draw:style-name="fr3" draw:name="Object142" text:anchor-type="as-char" svg:width="0.248in" svg:height="0.2083in" draw:z-index="80"><draw:object xlink:href="./Object 143" xlink:type="simple" xlink:show="embed" xlink:actuate="onLoad"/><draw:image xlink:href="./ObjectReplacements/Object 143" xlink:type="simple" xlink:show="embed" xlink:actuate="onLoad"/></draw:frame> کو ہم اکسائٹیشن کرنٹ excitation current کہتے ہیں۔</text:p>
      <text:p text:style-name="P9"/>
      <text:p text:style-name="P9"><draw:frame draw:style-name="fr2" draw:name="graphics1" text:anchor-type="paragraph" svg:width="3.598in" svg:height="0.7091in" draw:z-index="6"><draw:image xlink:href="Pictures/2000000200000169000000FDC6D55E94.eps" xlink:type="simple" xlink:show="embed" xlink:actuate="onLoad"/></draw:frame></text:p>
      <text:p text:style-name="P9">جیسا کہ سکشن <text:bookmark-ref text:reference-format="number-no-superior" text:ref-name="__RefHeading__35585901">1.3</text:bookmark-ref> میں ذکر کیا گیا ہے، اگر کور میں<draw:frame draw:style-name="fr3" draw:name="Object134" text:anchor-type="as-char" svg:width="1.0917in" svg:height="0.2083in" draw:z-index="81"><draw:object xlink:href="./Object 135" xlink:type="simple" xlink:show="embed" xlink:actuate="onLoad"/><draw:image xlink:href="./ObjectReplacements/Object 135" xlink:type="simple" xlink:show="embed" xlink:actuate="onLoad"/></draw:frame> ہو <text:s/>تو اِس میں<draw:frame draw:style-name="fr3" draw:name="Object135" text:anchor-type="as-char" svg:width="0.2126in" svg:height="0.1839in" draw:z-index="82"><draw:object xlink:href="./Object 136" xlink:type="simple" xlink:show="embed" xlink:actuate="onLoad"/><draw:image xlink:href="./ObjectReplacements/Object 136" xlink:type="simple" xlink:show="embed" xlink:actuate="onLoad"/></draw:frame>اور<draw:frame draw:style-name="fr3" draw:name="Object143" text:anchor-type="as-char" svg:width="0.248in" svg:height="0.2083in" draw:z-index="83"><draw:object xlink:href="./Object 144" xlink:type="simple" xlink:show="embed" xlink:actuate="onLoad"/><draw:image xlink:href="./ObjectReplacements/Object 144" xlink:type="simple" xlink:show="embed" xlink:actuate="onLoad"/></draw:frame> ایک غیر سائنوسائڈل شکل اختیار کر لیتے ہیں۔ اس صورت میں <text:s/>اِن کے آر ایم ایس مقدار<draw:frame draw:style-name="fr3" draw:name="Object136" text:anchor-type="as-char" svg:width="0.489in" svg:height="0.2091in" draw:z-index="85"><draw:object xlink:href="./Object 137" xlink:type="simple" xlink:show="embed" xlink:actuate="onLoad"/><draw:image xlink:href="./ObjectReplacements/Object 137" xlink:type="simple" xlink:show="embed" xlink:actuate="onLoad"/></draw:frame>اور<draw:frame draw:style-name="fr3" draw:name="Object144" text:anchor-type="as-char" svg:width="0.4508in" svg:height="0.2091in" draw:z-index="86"><draw:object xlink:href="./Object 145" xlink:type="simple" xlink:show="embed" xlink:actuate="onLoad"/><draw:image xlink:href="./ObjectReplacements/Object 145" xlink:type="simple" xlink:show="embed" xlink:actuate="onLoad"/></draw:frame> ہوتے ہیں، جہاں</text:p>
      <text:p text:style-name="P13"/>
      <table:table table:name="Table38" table:style-name="Table38">
        <table:table-column table:style-name="Table38.A"/>
        <table:table-column table:style-name="Table38.B"/>
        <table:table-header-rows>
          <table:table-row>
            <table:table-cell table:style-name="Table38.A1" office:value-type="string">
              <text:p text:style-name="P16"><draw:frame draw:style-name="fr3" draw:name="Object145" text:anchor-type="as-char" svg:width="1.2929in" svg:height="0.2083in" draw:z-index="87"><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16">(<text:sequence text:ref-name="refText38" text:name="Text" text:formula="ooow:Text+1" style:num-format="1">1.39</text:sequence>)</text:p>
            </table:table-cell>
          </table:table-row>
        </table:table-header-rows>
      </table:table>
      <text:p text:style-name="P9"/>
      <text:p text:style-name="P9">مساوات <text:sequence-ref text:reference-format="value" text:ref-name="refText37">1.38</text:sequence-ref> اور <text:sequence-ref text:reference-format="value" text:ref-name="refText38">1.39</text:sequence-ref> سے ملتا ہے</text:p>
      <text:p text:style-name="P13"/>
      <table:table table:name="Table39" table:style-name="Table39">
        <table:table-column table:style-name="Table39.A"/>
        <table:table-column table:style-name="Table39.B"/>
        <table:table-header-rows>
          <table:table-row>
            <table:table-cell table:style-name="Table39.A1" office:value-type="string">
              <text:p text:style-name="P16"><draw:frame draw:style-name="fr3" draw:name="Object146" text:anchor-type="as-char" svg:width="2.4071in" svg:height="0.2228in" draw:z-index="90"><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16">(<text:sequence text:ref-name="refText39" text:name="Text" text:formula="ooow:Text+1" style:num-format="1">1.40</text:sequence>)</text:p>
            </table:table-cell>
          </table:table-row>
        </table:table-header-rows>
      </table:table>
      <text:p text:style-name="P2"/>
      <text:p text:style-name="P9"><text:soft-page-break/>یہاں <draw:frame draw:style-name="fr3" draw:name="Object147" text:anchor-type="as-char" svg:width="0.3709in" svg:height="0.2083in" draw:z-index="11"><draw:object xlink:href="./Object 148" xlink:type="simple" xlink:show="embed" xlink:actuate="onLoad"/><draw:image xlink:href="./ObjectReplacements/Object 148" xlink:type="simple" xlink:show="embed" xlink:actuate="onLoad"/></draw:frame>کور کا حجم ہے۔ لہاذا یہ مساوات ہمیں<draw:frame draw:style-name="fr3" draw:name="Object152" text:anchor-type="as-char" svg:width="0.3709in" svg:height="0.2083in" draw:z-index="13"><draw:object xlink:href="./Object 153" xlink:type="simple" xlink:show="embed" xlink:actuate="onLoad"/><draw:image xlink:href="./ObjectReplacements/Object 153" xlink:type="simple" xlink:show="embed" xlink:actuate="onLoad"/></draw:frame>حجم کی کور <text:s/>کو <draw:frame draw:style-name="fr3" draw:name="Object153" text:anchor-type="as-char" svg:width="0.3681in" svg:height="0.2083in" draw:z-index="15"><draw:object xlink:href="./Object 154" xlink:type="simple" xlink:show="embed" xlink:actuate="onLoad"/><draw:image xlink:href="./ObjectReplacements/Object 154" xlink:type="simple" xlink:show="embed" xlink:actuate="onLoad"/></draw:frame>فلکس تک اکسائٹ کرنے کے لئے درکار <draw:frame draw:style-name="fr3" draw:name="Object154" text:anchor-type="as-char" svg:width="0.7484in" svg:height="0.2083in" draw:z-index="16"><draw:object xlink:href="./Object 155" xlink:type="simple" xlink:show="embed" xlink:actuate="onLoad"/><draw:image xlink:href="./ObjectReplacements/Object 155" xlink:type="simple" xlink:show="embed" xlink:actuate="onLoad"/></draw:frame>بتلاتا ہے۔ ایک مقناطیسی کور جس کا حجم <draw:frame draw:style-name="fr3" draw:name="Object149" text:anchor-type="as-char" svg:width="0.3709in" svg:height="0.2083in" draw:z-index="32"><draw:object xlink:href="./Object 150" xlink:type="simple" xlink:show="embed" xlink:actuate="onLoad"/><draw:image xlink:href="./ObjectReplacements/Object 150" xlink:type="simple" xlink:show="embed" xlink:actuate="onLoad"/></draw:frame>اور <text:s/>کسافت <draw:frame draw:style-name="fr3" draw:name="Object150" text:anchor-type="as-char" svg:width="0.2228in" svg:height="0.2083in" draw:z-index="33"><draw:object xlink:href="./Object 151" xlink:type="simple" xlink:show="embed" xlink:actuate="onLoad"/><draw:image xlink:href="./ObjectReplacements/Object 151" xlink:type="simple" xlink:show="embed" xlink:actuate="onLoad"/></draw:frame>ہو، اس کا ماس <draw:frame draw:style-name="fr3" draw:name="Object148" text:anchor-type="as-char" svg:width="0.85in" svg:height="0.2083in" draw:z-index="35"><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39">1.40</text:sequence-ref> کو لکھ سکتے ہیں</text:p>
      <text:p text:style-name="P13"/>
      <table:table table:name="Table40" table:style-name="Table40">
        <table:table-column table:style-name="Table40.A"/>
        <table:table-column table:style-name="Table40.B"/>
        <table:table-header-rows>
          <table:table-row>
            <table:table-cell table:style-name="Table40.A1" office:value-type="string">
              <text:p text:style-name="P16"><draw:frame draw:style-name="fr3" draw:name="Object155" text:anchor-type="as-char" svg:width="2.4807in" svg:height="0.4425in" draw:z-index="110"><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16">(<text:sequence text:ref-name="refText40" text:name="Text" text:formula="ooow:Text+1" style:num-format="1">1.41</text:sequence>)</text:p>
            </table:table-cell>
          </table:table-row>
        </table:table-header-rows>
      </table:table>
      <text:p text:style-name="P13"/>
      <text:p text:style-name="P9">دیکھا جائے تو کسی ایک فریکونسی <draw:frame draw:style-name="fr3" draw:name="Object157" text:anchor-type="as-char" svg:width="0.1634in" svg:height="0.1839in" draw:z-index="36"><draw:object xlink:href="./Object 158" xlink:type="simple" xlink:show="embed" xlink:actuate="onLoad"/><draw:image xlink:href="./ObjectReplacements/Object 158" xlink:type="simple" xlink:show="embed" xlink:actuate="onLoad"/></draw:frame>پہ<draw:frame draw:style-name="fr3" draw:name="Object151" text:anchor-type="as-char" svg:width="0.2563in" svg:height="0.2083in" draw:z-index="37"><draw:object xlink:href="./Object 152" xlink:type="simple" xlink:show="embed" xlink:actuate="onLoad"/><draw:image xlink:href="./ObjectReplacements/Object 152" xlink:type="simple" xlink:show="embed" xlink:actuate="onLoad"/></draw:frame>صرف کور اور اس میں فلکس<draw:frame draw:style-name="fr3" draw:name="Object156" text:anchor-type="as-char" svg:width="0.3681in" svg:height="0.2083in" draw:z-index="38"><draw:object xlink:href="./Object 157" xlink:type="simple" xlink:show="embed" xlink:actuate="onLoad"/><draw:image xlink:href="./ObjectReplacements/Object 157" xlink:type="simple" xlink:show="embed" xlink:actuate="onLoad"/></draw:frame>پر منہسر ہے، چونکہ <draw:frame draw:style-name="fr3" draw:name="Object158" text:anchor-type="as-char" svg:width="0.489in" svg:height="0.2083in" draw:z-index="39"><draw:object xlink:href="./Object 159" xlink:type="simple" xlink:show="embed" xlink:actuate="onLoad"/><draw:image xlink:href="./ObjectReplacements/Object 159" xlink:type="simple" xlink:show="embed" xlink:actuate="onLoad"/></draw:frame>خود <draw:frame draw:style-name="fr3" draw:name="Object159" text:anchor-type="as-char" svg:width="0.3681in" svg:height="0.2083in" draw:z-index="41"><draw:object xlink:href="./Object 160" xlink:type="simple" xlink:show="embed" xlink:actuate="onLoad"/><draw:image xlink:href="./ObjectReplacements/Object 160" xlink:type="simple" xlink:show="embed" xlink:actuate="onLoad"/></draw:frame>پر منہسر ہے۔ اِسی وجہ سے کور بنانے والے، یونٹ ماس کے کور میں مختلف فلکس<draw:frame draw:style-name="fr3" draw:name="Object162" text:anchor-type="as-char" svg:width="0.3681in" svg:height="0.2083in" draw:z-index="42"><draw:object xlink:href="./Object 163" xlink:type="simple" xlink:show="embed" xlink:actuate="onLoad"/><draw:image xlink:href="./ObjectReplacements/Object 163" xlink:type="simple" xlink:show="embed" xlink:actuate="onLoad"/></draw:frame> پیدا کرنے کیلئے درکار<draw:frame draw:style-name="fr3" draw:name="Object163" text:anchor-type="as-char" svg:width="0.7484in" svg:height="0.2083in" draw:z-index="44"><draw:object xlink:href="./Object 164" xlink:type="simple" xlink:show="embed" xlink:actuate="onLoad"/><draw:image xlink:href="./ObjectReplacements/Object 164" xlink:type="simple" xlink:show="embed" xlink:actuate="onLoad"/></draw:frame> اکسائٹیشن، کو <draw:frame draw:style-name="fr3" draw:name="Object161" text:anchor-type="as-char" svg:width="0.3681in" svg:height="0.2083in" draw:z-index="190"><draw:object xlink:href="./Object 162" xlink:type="simple" xlink:show="embed" xlink:actuate="onLoad"/><draw:image xlink:href="./ObjectReplacements/Object 162" xlink:type="simple" xlink:show="embed" xlink:actuate="onLoad"/></draw:frame>اور<draw:frame draw:style-name="fr3" draw:name="Object160" text:anchor-type="as-char" svg:width="0.2563in" svg:height="0.2083in" draw:z-index="45"><draw:object xlink:href="./Object 161" xlink:type="simple" xlink:show="embed" xlink:actuate="onLoad"/><draw:image xlink:href="./ObjectReplacements/Object 161" xlink:type="simple" xlink:show="embed" xlink:actuate="onLoad"/></draw:frame>کے معبین گراف کی شکل میں دیتے ہیں۔ ایسا ہی ایک گراف شکل میں دکھایا گیا ہے۔</text:p>
      <text:p text:style-name="P9"><office:annotation><dc:creator>khalid khan</dc:creator><dc:date>2011-03-07T11:01:06</dc:date><text:p text:style-name="P31"><text:span text:style-name="T10">Add detail</text:span></text:p></office:annotation></text:p>
      <text:h text:style-name="P22" text:outline-level="2">ٹرنسفارمر کا تعارف</text:h>
      <text:p text:style-name="P12"><text:tab/>ٹرانسفارمر بنیادی طور پر دو یا دو سے زیادہ ایسے کائل جن کے مع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ہسر ہوگا۔ باہمی فلکس دوسرے کائل میں وولٹج کو جنم دیگا جس کی مقدار اس باہمی فلکس کی مقدار، فریقونسی اور اس <text:soft-page-break/>کائل کے چکروں پر منہسر ہوگا۔ جس کائل کو بجلی دی جاتی ہے اس کو پرائمری کائل کہتے ہیں اور باقی کائلوں کو سکنڈری کائل کہتے ہیں۔ پرائمری اور سکنڈری کائلوں کے چکروں کی نسبت کو ایسا رکھا جاتا ہے کہ مرضی کے وولٹج حاصل ہوں۔</text:p>
      <text:p text:style-name="P12"><text:tab/>ٹرانسفارمر کے کائلوں کے معبیں باہمی فلکس خلا کے ذریعہ بھی ہو سکتا ہے۔ ایسے حال میں اس ٹرانسفارمر کی کور ہوا ہوتی ہے اور انہیں ائر کور ٹرانسفارمر کہتے ہیں۔ ایسے ٹرانسفارمر کمیونیکیچن سرکٹوں، یعنی ریڈیو، ٹی وی وغیرہ میں پائے جاتے ہیں۔</text:p>
      <text:p text:style-name="P12"><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12"><text:tab/>جیسا کہ پہلے تذکرہ کیا گیا ہے، ایڈی کرنٹ بجلی کے ضیاء کو کم سے کم کرنے کیلئے مقناطیسی کور باریک چادر سے بنائی جاتی ہے۔ ان مقناطیسی چادر کو لیمینیشن کہتے ہیں۔ شکل میں ٹرانسفارمر کے دو طرح کے کور دکھائے گئے ہیں۔</text:p>
      <text:p text:style-name="P12"/>
      <text:h text:style-name="P20" text:outline-level="2"><text:span text:style-name="T8"><text:s/>ٹرانسفارمر بغیر لوڈ کے</text:span> </text:h>
      <text:p text:style-name="P9"><text:tab/>شکل میں ایک ٹرانسفارمر دکھایا گیا ہے جس کے سیکنڈری کائل کو کہیں نہیں لگایا گیا ہے۔ سرکٹ بناتے وقت ٹرانسفارمر کے کائلوں کو علائدہ <text:s/>علائدہ <text:s/>دکھایا جاتا ہے جیسے دئے گئے شکل میں کیا گیا ہے۔ پرائمری کائل پر <text:soft-page-break/>وولٹ<draw:frame draw:style-name="fr3" draw:name="Object165" text:anchor-type="as-char" svg:width="0.2165in" svg:height="0.2083in" draw:z-index="9"><draw:object xlink:href="./Object 166" xlink:type="simple" xlink:show="embed" xlink:actuate="onLoad"/><draw:image xlink:href="./ObjectReplacements/Object 166" xlink:type="simple" xlink:show="embed" xlink:actuate="onLoad"/></draw:frame> دینے سے پرائمری کائل میں اکسائٹیشن کرنٹ<draw:frame draw:style-name="fr3" draw:name="Object164" text:anchor-type="as-char" svg:width="0.2126in" svg:height="0.2016in" draw:z-index="20"><draw:object xlink:href="./Object 165" xlink:type="simple" xlink:show="embed" xlink:actuate="onLoad"/><draw:image xlink:href="./ObjectReplacements/Object 165" xlink:type="simple" xlink:show="embed" xlink:actuate="onLoad"/></draw:frame>چالو ہوگا جو کور میں فلکس<draw:frame draw:style-name="fr3" draw:name="Object166" text:anchor-type="as-char" svg:width="0.1992in" svg:height="0.1839in" draw:z-index="22"><draw:object xlink:href="./Object 167" xlink:type="simple" xlink:show="embed" xlink:actuate="onLoad"/><draw:image xlink:href="./ObjectReplacements/Object 167" xlink:type="simple" xlink:show="embed" xlink:actuate="onLoad"/></draw:frame>کو جنم دیگا۔ یہ آلٹرنیٹنگ فلکس پرائمری کائل میں ای<office:annotation><dc:creator>khalid khan</dc:creator><dc:date>2011-03-07T12:41:58</dc:date><text:p text:style-name="P31"><text:span text:style-name="T10">Mention emf somewhere earlier</text:span></text:p></office:annotation> ایم ایف <draw:frame draw:style-name="fr3" draw:name="Object167" text:anchor-type="as-char" svg:width="0.2134in" svg:height="0.2083in" draw:z-index="31"><draw:object xlink:href="./Object 168" xlink:type="simple" xlink:show="embed" xlink:actuate="onLoad"/><draw:image xlink:href="./ObjectReplacements/Object 168" xlink:type="simple" xlink:show="embed" xlink:actuate="onLoad"/></draw:frame>کو جنم دیگا</text:p>
      <text:p text:style-name="P13"/>
      <table:table table:name="Table41" table:style-name="Table41">
        <table:table-column table:style-name="Table41.A"/>
        <table:table-column table:style-name="Table41.B"/>
        <table:table-header-rows>
          <table:table-row>
            <table:table-cell table:style-name="Table41.A1" office:value-type="string">
              <text:p text:style-name="P16"><draw:frame draw:style-name="fr3" draw:name="Object168" text:anchor-type="as-char" svg:width="1.2646in" svg:height="0.4173in" draw:z-index="115"><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16">(<text:sequence text:ref-name="refText41" text:name="Text" text:formula="ooow:Text+1" style:num-format="1">1.42</text:sequence>)</text:p>
            </table:table-cell>
          </table:table-row>
        </table:table-header-rows>
      </table:table>
      <text:p text:style-name="P2"/>
      <text:p text:style-name="P9"><text:s/>یہاں</text:p>
      <text:p text:style-name="P9"><draw:frame draw:style-name="fr3" draw:name="Object169" text:anchor-type="as-char" svg:width="0.2236in" svg:height="0.2083in" draw:z-index="26"><draw:object xlink:href="./Object 170" xlink:type="simple" xlink:show="embed" xlink:actuate="onLoad"/><draw:image xlink:href="./ObjectReplacements/Object 170" xlink:type="simple" xlink:show="embed" xlink:actuate="onLoad"/></draw:frame>=پرائمری کائل کا فلکس لنکج</text:p>
      <text:p text:style-name="P9"><draw:frame draw:style-name="fr3" draw:name="Object170" text:anchor-type="as-char" svg:width="0.2083in" svg:height="0.1839in" draw:z-index="28"><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9"><draw:frame draw:style-name="fr3" draw:name="Object171" text:anchor-type="as-char" svg:width="0.278in" svg:height="0.2083in" draw:z-index="29"><draw:object xlink:href="./Object 172" xlink:type="simple" xlink:show="embed" xlink:actuate="onLoad"/><draw:image xlink:href="./ObjectReplacements/Object 172" xlink:type="simple" xlink:show="embed" xlink:actuate="onLoad"/></draw:frame>=پرائمری کائل کے چکر</text:p>
      <text:p text:style-name="P9"/>
      <text:p text:style-name="P9">اگر اس پرائمری کائل کے بجلی کی تار کی مزاحمت<draw:frame draw:style-name="fr3" draw:name="Object172" text:anchor-type="as-char" svg:width="0.2465in" svg:height="0.2083in" draw:z-index="30"><draw:object xlink:href="./Object 173" xlink:type="simple" xlink:show="embed" xlink:actuate="onLoad"/><draw:image xlink:href="./ObjectReplacements/Object 173" xlink:type="simple" xlink:show="embed" xlink:actuate="onLoad"/></draw:frame>ہو تب</text:p>
      <text:p text:style-name="P13"/>
      <table:table table:name="Table42" table:style-name="Table42">
        <table:table-column table:style-name="Table42.A"/>
        <table:table-column table:style-name="Table42.B"/>
        <table:table-header-rows>
          <table:table-row>
            <table:table-cell table:style-name="Table42.A1" office:value-type="string">
              <text:p text:style-name="P16"><draw:frame draw:style-name="fr3" draw:name="Object173" text:anchor-type="as-char" svg:width="0.9453in" svg:height="0.2083in" draw:z-index="119"><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16">(<text:sequence text:ref-name="refText42" text:name="Text" text:formula="ooow:Text+1" style:num-format="1">1.43</text:sequence>)</text:p>
            </table:table-cell>
          </table:table-row>
        </table:table-header-rows>
      </table:table>
      <text:p text:style-name="P9"/>
      <text:p text:style-name="P9">اس مساوات میں انڈکٹنس کو نظرانداز کیا گیا ہے۔ اس کا اصر عموما بہت کم ہوتا ہے۔ عام تر پاؤر ٹرانسفارمر اور موٹروں <text:s/>میں مزاحمت<draw:frame draw:style-name="fr3" draw:name="Object174" text:anchor-type="as-char" svg:width="0.2465in" svg:height="0.2083in" draw:z-index="189"><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2"/>
      <table:table table:name="Table43" table:style-name="Table43">
        <table:table-column table:style-name="Table43.A"/>
        <table:table-column table:style-name="Table43.B"/>
        <table:table-header-rows>
          <text:soft-page-break/>
          <table:table-row>
            <table:table-cell table:style-name="Table43.A1" office:value-type="string">
              <text:p text:style-name="P16"><draw:frame draw:style-name="fr3" draw:name="Object175" text:anchor-type="as-char" svg:width="1.1146in" svg:height="0.3925in" draw:z-index="99"><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16">(<text:sequence text:ref-name="refText43" text:name="Text" text:formula="ooow:Text+1" style:num-format="1">1.44</text:sequence>)</text:p>
            </table:table-cell>
          </table:table-row>
        </table:table-header-rows>
      </table:table>
      <text:p text:style-name="P9"/>
      <text:p text:style-name="P9">جیسا کہ پہلے بھی ذکر کیا گیا ہے، پاؤر ٹرانسفارمر اور موٹروں میں وولٹج اور فلکس سائنوسائڈل ہوتے ہیں۔ لہاذا اگر</text:p>
      <text:p text:style-name="P13"/>
      <table:table table:name="Table44" table:style-name="Table44">
        <table:table-column table:style-name="Table44.A"/>
        <table:table-column table:style-name="Table44.B"/>
        <table:table-header-rows>
          <table:table-row>
            <table:table-cell table:style-name="Table44.A1" office:value-type="string">
              <text:p text:style-name="P16"><draw:frame draw:style-name="fr3" draw:name="Object176" text:anchor-type="as-char" svg:width="1.072in" svg:height="0.2083in" draw:z-index="10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16">(<text:sequence text:ref-name="refText44" text:name="Text" text:formula="ooow:Text+1" style:num-format="1">1.45</text:sequence>)</text:p>
            </table:table-cell>
          </table:table-row>
        </table:table-header-rows>
      </table:table>
      <text:p text:style-name="P13"/>
      <text:p text:style-name="P9">تو</text:p>
      <table:table table:name="Table45" table:style-name="Table45">
        <table:table-column table:style-name="Table45.A"/>
        <table:table-column table:style-name="Table45.B"/>
        <table:table-header-rows>
          <table:table-row>
            <table:table-cell table:style-name="Table45.A1" office:value-type="string">
              <text:p text:style-name="P16"><draw:frame draw:style-name="fr3" draw:name="Object177" text:anchor-type="as-char" svg:width="2.0874in" svg:height="0.3925in" draw:z-index="102"><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16">(<text:sequence text:ref-name="refText45" text:name="Text" text:formula="ooow:Text+1" style:num-format="1">1.46</text:sequence>)</text:p>
            </table:table-cell>
          </table:table-row>
        </table:table-header-rows>
      </table:table>
      <text:p text:style-name="P9"/>
      <text:p text:style-name="P25">یہاں<draw:frame draw:style-name="fr3" draw:name="Object178" text:anchor-type="as-char" svg:width="0.3689in" svg:height="0.2083in" draw:z-index="91"><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3" draw:name="Object179" text:anchor-type="as-char" svg:width="0.6764in" svg:height="0.1839in" draw:z-index="92"><draw:object xlink:href="./Object 180" xlink:type="simple" xlink:show="embed" xlink:actuate="onLoad"/><draw:image xlink:href="./ObjectReplacements/Object 180" xlink:type="simple" xlink:show="embed" xlink:actuate="onLoad"/></draw:frame>جہاں<draw:frame draw:style-name="fr3" draw:name="Object180" text:anchor-type="as-char" svg:width="0.1634in" svg:height="0.1839in" draw:z-index="93"><draw:object xlink:href="./Object 181" xlink:type="simple" xlink:show="embed" xlink:actuate="onLoad"/><draw:image xlink:href="./ObjectReplacements/Object 181" xlink:type="simple" xlink:show="embed" xlink:actuate="onLoad"/></draw:frame>فریکونسی ہے اور اسے ہرٹز<draw:frame draw:style-name="fr3" draw:name="Object181" text:anchor-type="as-char" svg:width="0.2772in" svg:height="0.1839in" draw:z-index="94"><draw:object xlink:href="./Object 182" xlink:type="simple" xlink:show="embed" xlink:actuate="onLoad"/><draw:image xlink:href="./ObjectReplacements/Object 182" xlink:type="simple" xlink:show="embed" xlink:actuate="onLoad"/></draw:frame>میں ناپا جاتا ہے۔<draw:frame draw:style-name="fr3" draw:name="Object183" text:anchor-type="as-char" svg:width="0.2134in" svg:height="0.2083in" draw:z-index="95"><draw:object xlink:href="./Object 184" xlink:type="simple" xlink:show="embed" xlink:actuate="onLoad"/><draw:image xlink:href="./ObjectReplacements/Object 184" xlink:type="simple" xlink:show="embed" xlink:actuate="onLoad"/></draw:frame>اور<draw:frame draw:style-name="fr3" draw:name="Object184" text:anchor-type="as-char" svg:width="0.2083in" svg:height="0.1839in" draw:z-index="98"><draw:object xlink:href="./Object 185" xlink:type="simple" xlink:show="embed" xlink:actuate="onLoad"/><draw:image xlink:href="./ObjectReplacements/Object 185" xlink:type="simple" xlink:show="embed" xlink:actuate="onLoad"/></draw:frame>کے معبین<text:span text:style-name="T9"> 90 ڈگری کا زاویہ ہے۔</text:span> اس وولٹج کا آر ایم ایس مقدار </text:p>
      <text:p text:style-name="P13"/>
      <table:table table:name="Table46" table:style-name="Table46">
        <table:table-column table:style-name="Table46.A"/>
        <table:table-column table:style-name="Table46.B"/>
        <table:table-header-rows>
          <table:table-row>
            <table:table-cell table:style-name="Table46.A1" office:value-type="string">
              <text:p text:style-name="P16"><draw:frame draw:style-name="fr3" draw:name="Object182" text:anchor-type="as-char" svg:width="2.5244in" svg:height="0.4071in" draw:z-index="103"><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16">(<text:sequence text:ref-name="refText46" text:name="Text" text:formula="ooow:Text+1" style:num-format="1">1.47</text:sequence>)</text:p>
            </table:table-cell>
          </table:table-row>
        </table:table-header-rows>
      </table:table>
      <text:p text:style-name="P9"/>
      <text:p text:style-name="P9">اس کو ہم یوں بھی لکھ سکتے ہیں</text:p>
      <text:p text:style-name="P13"/>
      <table:table table:name="Table47" table:style-name="Table47">
        <table:table-column table:style-name="Table47.A"/>
        <table:table-column table:style-name="Table47.B"/>
        <table:table-header-rows>
          <text:soft-page-break/>
          <table:table-row>
            <table:table-cell table:style-name="Table47.A1" office:value-type="string">
              <text:p text:style-name="P16"><draw:frame draw:style-name="fr3" draw:name="Object187" text:anchor-type="as-char" svg:width="1.1811in" svg:height="0.4425in" draw:z-index="104"><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16"><text:sequence text:ref-name="refText47" text:name="Text" text:formula="ooow:Text+1" style:num-format="1">1.48</text:sequence>)</text:p>
            </table:table-cell>
          </table:table-row>
        </table:table-header-rows>
      </table:table>
      <text:p text:style-name="P13"/>
      <text:p text:style-name="P9">یہاں ایک بار رکھ کر دوبارہ نظر سانی کرتے ہیں۔ اگر ایک <text:s/>کائل کو<draw:frame draw:style-name="fr3" draw:name="Object185" text:anchor-type="as-char" svg:width="0.3575in" svg:height="0.2083in" draw:z-index="8"><draw:object xlink:href="./Object 186" xlink:type="simple" xlink:show="embed" xlink:actuate="onLoad"/><draw:image xlink:href="./ObjectReplacements/Object 186" xlink:type="simple" xlink:show="embed" xlink:actuate="onLoad"/></draw:frame>وولٹ دئے جائیں تو یہ کائل اتنا اکسائٹیشن کرنٹ<draw:frame draw:style-name="fr3" draw:name="Object186" text:anchor-type="as-char" svg:width="0.2126in" svg:height="0.2016in" draw:z-index="12"><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47">1.48</text:sequence-ref> میں دئے گئے فلکس <draw:frame draw:style-name="fr3" draw:name="Object188" text:anchor-type="as-char" svg:width="0.3516in" svg:height="0.2083in" draw:z-index="14"><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9"><text:tab/> اکسائٹیشن کرنٹ<draw:frame draw:style-name="fr3" draw:name="Object189" text:anchor-type="as-char" svg:width="0.2126in" svg:height="0.2016in" draw:z-index="192"><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13"/>
      <table:table table:name="Table48" table:style-name="Table48">
        <table:table-column table:style-name="Table48.A"/>
        <table:table-column table:style-name="Table48.B"/>
        <table:table-header-rows>
          <table:table-row>
            <table:table-cell table:style-name="Table48.A1" office:value-type="string">
              <text:p text:style-name="P16"><draw:frame draw:style-name="fr3" draw:name="Object190" text:anchor-type="as-char" svg:width="2.2402in" svg:height="0.3382in" draw:z-index="191"><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16">(<text:sequence text:ref-name="refText48" text:name="Text" text:formula="ooow:Text+1" style:num-format="1">1.49</text:sequence>)</text:p>
            </table:table-cell>
          </table:table-row>
        </table:table-header-rows>
      </table:table>
      <text:p text:style-name="P13"/>
      <text:p text:style-name="P25">اس میں <draw:frame draw:style-name="fr8" draw:name="Object191" text:anchor-type="as-char" svg:width="1.3992in" svg:height="0.2083in" draw:z-index="193"><draw:object xlink:href="./Object 192" xlink:type="simple" xlink:show="embed" xlink:actuate="onLoad"/><draw:image xlink:href="./ObjectReplacements/Object 192" xlink:type="simple" xlink:show="embed" xlink:actuate="onLoad"/></draw:frame>کو بنیادی جُز fundamental component کہتے ہیں اور باقی حصہ کو نقصاندہ جُز harmonics کہتے ہیں۔ بنیادی جُز میں<draw:frame draw:style-name="fr8" draw:name="Object192" text:anchor-type="as-char" svg:width="0.6764in" svg:height="0.2083in" draw:z-index="194"><draw:object xlink:href="./Object 193" xlink:type="simple" xlink:show="embed" xlink:actuate="onLoad"/><draw:image xlink:href="./ObjectReplacements/Object 193" xlink:type="simple" xlink:show="embed" xlink:actuate="onLoad"/></draw:frame>، فلکس سے وجود میں آنے والے ای ایم ایف <draw:frame draw:style-name="fr8" draw:name="Object193" text:anchor-type="as-char" svg:width="0.2134in" svg:height="0.2083in" draw:z-index="195"><draw:object xlink:href="./Object 194" xlink:type="simple" xlink:show="embed" xlink:actuate="onLoad"/><draw:image xlink:href="./ObjectReplacements/Object 194" xlink:type="simple" xlink:show="embed" xlink:actuate="onLoad"/></draw:frame>، <text:s/>جو کہ مساوات <text:sequence-ref text:reference-format="value" text:ref-name="refText45">1.46</text:sequence-ref> میں دیا گیا ہے، کے فیز میں ہے۔ یعنی <text:s/>یہ دونوں وقت کے سات یکساں بڑھتے اور گھٹتے ہیں جبکہ اس میں<draw:frame draw:style-name="fr8" draw:name="Object194" text:anchor-type="as-char" svg:width="0.6508in" svg:height="0.2083in" draw:z-index="196"><draw:object xlink:href="./Object 195" xlink:type="simple" xlink:show="embed" xlink:actuate="onLoad"/><draw:image xlink:href="./ObjectReplacements/Object 195" xlink:type="simple" xlink:show="embed" xlink:actuate="onLoad"/></draw:frame> نوّے ڈگری کی زاویہ سے <draw:frame draw:style-name="fr8" draw:name="Object195" text:anchor-type="as-char" svg:width="0.2134in" svg:height="0.2083in" draw:z-index="197"><draw:object xlink:href="./Object 196" xlink:type="simple" xlink:show="embed" xlink:actuate="onLoad"/><draw:image xlink:href="./ObjectReplacements/Object 196" xlink:type="simple" xlink:show="embed" xlink:actuate="onLoad"/></draw:frame>کے پیچھے رہتا ہے۔ ان میں<draw:frame draw:style-name="fr8" draw:name="Object196" text:anchor-type="as-char" svg:width="0.6764in" svg:height="0.2083in" draw:z-index="198"><draw:object xlink:href="./Object 197" xlink:type="simple" xlink:show="embed" xlink:actuate="onLoad"/><draw:image xlink:href="./ObjectReplacements/Object 197" xlink:type="simple" xlink:show="embed" xlink:actuate="onLoad"/></draw:frame>کور میں مختلف وجوہات سے بجلی ضائع ہونے کی نمائندگی کرتا ہے۔اسی لئے اس کو کور لاس جز core loss component کہتے ہیں۔ <text:s/>اکسائٹیشن کرنٹ<draw:frame draw:style-name="fr3" draw:name="Object197" text:anchor-type="as-char" svg:width="0.2126in" svg:height="0.2016in" draw:z-index="199"><draw:object xlink:href="./Object 198" xlink:type="simple" xlink:show="embed" xlink:actuate="onLoad"/><draw:image xlink:href="./ObjectReplacements/Object 198" xlink:type="simple" xlink:show="embed" xlink:actuate="onLoad"/></draw:frame>سے اگر <draw:frame draw:style-name="fr8" draw:name="Object198" text:anchor-type="as-char" svg:width="0.6764in" svg:height="0.2083in" draw:z-index="200"><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text:soft-page-break/>کہتے ہیں۔ نقصاندہ جُز میں تیسرا جُز سب سے زیادہ اہم ہوتا ہے۔ پاؤر <text:s/>ٹرانسفارمروں میں یہ تیسرا جُز عموما <text:s/>اکسائٹیشن کرنٹ <text:s/>کے<draw:frame draw:style-name="fr8" draw:name="Object199" text:anchor-type="as-char" svg:width="0.2516in" svg:height="0.1839in" draw:z-index="201"><draw:object xlink:href="./Object 200" xlink:type="simple" xlink:show="embed" xlink:actuate="onLoad"/><draw:image xlink:href="./ObjectReplacements/Object 200" xlink:type="simple" xlink:show="embed" xlink:actuate="onLoad"/></draw:frame>فیصد ہوتا ہے۔ <text:s/></text:p>
      <text:p text:style-name="P25"><text:tab/>سوائے وہاں، جہاں <text:s/>اکسائٹیشن کرنٹ کے اثرات کو دیکھا جارہا ہو، ہم اس کے غیر سائنوسائڈل ہونے کو نظرانداز کرتے ہیں۔ ایک پاؤر ٹرانسفارمر کا <text:s/>اکسائٹیشن کرنٹ اس کے پورے لوڈ کرنٹ کے صرف 5 فیصد ہوتا ہے۔ لہاذا اس کا اثر بہت کم ہوتا ہے۔ ہم <text:s/>اکسائٹیشن کرنٹ کو سائنوسائڈل تصور کر کہ اس کے اثرات پر غور کرتے ہیں۔ اس فرضی سائنوسائڈل <text:s/>اکسائٹیشن کرنٹ <text:s/>کی آر ایم ایس مقدار، اصل <text:s/>اکسائٹیشن کرنٹ کے آر ایم ایس مقدار کے برابر رکھا جاتا ہے اور اس سے پیدا کور لاس کو اصل کور لاس کے برابر رکھا جاتا ہے۔ یوں ہم فیزر <text:s/>استعمال کر سکتے ہیں اور اس کرنٹ کو <draw:frame draw:style-name="fr8" draw:name="Object200" text:anchor-type="as-char" svg:width="0.2661in" svg:height="0.2291in" draw:z-index="203"><draw:object xlink:href="./Object 201" xlink:type="simple" xlink:show="embed" xlink:actuate="onLoad"/><draw:image xlink:href="./ObjectReplacements/Object 201" xlink:type="simple" xlink:show="embed" xlink:actuate="onLoad"/></draw:frame>سے ظاہر کر سکتے ہیں۔ شکل کی مدد سے اگر دیکھا جائے تو</text:p>
      <text:p text:style-name="Standard"/>
      <table:table table:name="Table50" table:style-name="Table50">
        <table:table-column table:style-name="Table50.A"/>
        <table:table-column table:style-name="Table50.B"/>
        <table:table-header-rows>
          <table:table-row>
            <table:table-cell table:style-name="Table50.A1" office:value-type="string">
              <text:p text:style-name="P28"><draw:frame draw:style-name="fr3" draw:name="Object201" text:anchor-type="as-char" svg:width="1.2547in" svg:height="0.2083in" draw:z-index="202"><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29">(<text:sequence text:ref-name="refText50" text:name="Text" text:formula="ooow:Text+1" style:num-format="1">1.50</text:sequence>)</text:p>
            </table:table-cell>
          </table:table-row>
        </table:table-header-rows>
      </table:table>
      <text:p text:style-name="text_20_body_20_2"/>
      <text:p text:style-name="text_20_body_20_2">جہاں <draw:frame draw:style-name="fr8" draw:name="Object202" text:anchor-type="as-char" svg:width="0.2492in" svg:height="0.2083in" draw:z-index="204"><draw:object xlink:href="./Object 203" xlink:type="simple" xlink:show="embed" xlink:actuate="onLoad"/><draw:image xlink:href="./ObjectReplacements/Object 203" xlink:type="simple" xlink:show="embed" xlink:actuate="onLoad"/></draw:frame>کور لاس ہے۔ لہاذا<draw:frame draw:style-name="fr8" draw:name="Object203" text:anchor-type="as-char" svg:width="0.2661in" svg:height="0.2291in" draw:z-index="205"><draw:object xlink:href="./Object 204" xlink:type="simple" xlink:show="embed" xlink:actuate="onLoad"/><draw:image xlink:href="./ObjectReplacements/Object 204" xlink:type="simple" xlink:show="embed" xlink:actuate="onLoad"/></draw:frame>ای ایم ایف<draw:frame draw:style-name="fr8" draw:name="Object204" text:anchor-type="as-char" svg:width="0.2134in" svg:height="0.2083in" draw:z-index="206"><draw:object xlink:href="./Object 205" xlink:type="simple" xlink:show="embed" xlink:actuate="onLoad"/><draw:image xlink:href="./ObjectReplacements/Object 205" xlink:type="simple" xlink:show="embed" xlink:actuate="onLoad"/></draw:frame>سے <draw:frame draw:style-name="fr8" draw:name="Object205" text:anchor-type="as-char" svg:width="0.2161in" svg:height="0.2083in" draw:z-index="207"><draw:object xlink:href="./Object 206" xlink:type="simple" xlink:show="embed" xlink:actuate="onLoad"/><draw:image xlink:href="./ObjectReplacements/Object 206" xlink:type="simple" xlink:show="embed" xlink:actuate="onLoad"/></draw:frame> کے زاویہ پیچھے رہتا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27H55M13S</meta:editing-duration>
    <meta:editing-cycles>189</meta:editing-cycles>
    <meta:generator>OpenOffice.org/3.1$Linux OpenOffice.org_project/310m19$Build-9420</meta:generator>
    <dc:date>2011-03-07T18:06:36</dc:date>
    <dc:creator>khalid khan</dc:creator>
    <meta:document-statistic meta:table-count="50" meta:image-count="2" meta:object-count="206" meta:page-count="25" meta:paragraph-count="194" meta:word-count="2974" meta:character-count="1433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φ</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partial {%phi}} over {partial {t}}} = {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795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34cm 1.5095724237242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708cm 1.73577191524246cm)" svg:viewBox="0 0 1505 386" svg:d="m0 1921c155-5 305 24 462 62 147 35 312 22 459-26 150-51 308-106 431-216l133-74 20-50">
          <text:p/>
        </draw:path>
        <draw:path draw:style-name="gr3" draw:text-style-name="P3" draw:layer="layout" svg:width="1.541cm" svg:height="0.254cm" draw:transform="rotate (0.113970000155208) translate (4.0227056723623cm 1.5735940996006cm)" svg:viewBox="0 0 1542 255" svg:d="m0 4150c162 41 311-47 465-80 150-32 309-41 457-6 151 36 283 132 436 168l141 60 43 5">
          <text:p/>
        </draw:path>
        <draw:path draw:style-name="gr3" draw:text-style-name="P3" draw:layer="layout" svg:width="1.537cm" svg:height="0.201cm" draw:transform="rotate (-0.127583568321948) translate (4.05818438692257cm 1.64626783073531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7984cm 2.04663163960794cm)" svg:viewBox="0 0 1289 59" svg:d="m0-3110c157 26 316 11 472 6 146-5 290-46 437-35l161-5 147-1 72-9">
          <text:p/>
        </draw:path>
        <draw:path draw:style-name="gr3" draw:text-style-name="P3" draw:layer="layout" svg:width="1.285cm" svg:height="0.089cm" draw:transform="rotate (3.03600023384356) translate (4.02629265882103cm 1.9091550972502cm)" svg:viewBox="0 0 1286 90" svg:d="m0-2866c148-1 297 19 441-2 151-22 301-41 449-63l160-17h147l89 4">
          <text:p/>
        </draw:path>
        <draw:path draw:style-name="gr3" draw:text-style-name="P3" draw:layer="layout" svg:width="1.231cm" svg:height="0.25cm" draw:transform="rotate (-2.91644518008316) translate (4.02008333641257cm 1.666363865885cm)" svg:viewBox="0 0 1232 251" svg:d="m0-5043c148-4 292 27 437 55 154 30 296 109 456 104l172 39 139 47 28 6">
          <text:p/>
        </draw:path>
        <draw:path draw:style-name="gr3" draw:text-style-name="P3" draw:layer="layout" svg:width="1.246cm" svg:height="0.158cm" draw:transform="rotate (-0.113970000156394) translate (5.58783860366707cm 1.3201581072792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6964cm 2.4360742699709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307cm 1.38382825503844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o math:stretchy="false">μ</math:mo>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 l_c+{B_d} over {%mu_0} d</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o math:stretchy="false">μ</math:mo>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 A_c}+%phi {d} over {%mu_0 A_c}</math:annotation>
  </math:semantics>
</math:math>
</file>

<file path=Object 43/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o math:stretchy="false">μ</math:mo>
          <math:msub>
            <math:mi>A</math:mi>
            <math:mi>c</math:mi>
          </math:msub>
        </math:mrow>
      </math:mfrac>
    </math:mrow>
    <math:annotation math:encoding="StarMath 5.0">re_c=l_c over {%mu A_c}</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language-complex="ur" style:country-complex="PK"/>
    </style:style>
    <style:style style:name="T6" style:family="text">
      <style:text-properties fo:font-family="cmmi10" style:font-pitch="variable" fo:font-size="12pt" style:font-size-asian="18pt" style:font-size-complex="12pt"/>
    </style:style>
    <style:style style:name="T7" style:family="text">
      <style:text-properties style:text-position="sub 58%" fo:font-size="12pt" style:font-size-asian="18pt" style:font-size-complex="12pt"/>
    </style:style>
    <style:style style:name="T8"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9"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1.243cm" svg:x="6.07cm" svg:y="0.128cm">
          <draw:text-box>
            <text:p text:style-name="P2"><text:span text:style-name="T1">مقناطیسی کور،</text:span></text:p>
            <text:p text:style-name="P2"><text:span text:style-name="T1">پرمیبیلیٹی </text:span><text:span text:style-name="T5">μ</text:span></text:p>
          </draw:text-box>
        </draw:frame>
        <draw:connector draw:style-name="gr8" draw:text-style-name="P2" draw:layer="layout" draw:type="curve" svg:x1="6.07cm" svg:y1="0.749cm" svg:x2="4.824cm" svg:y2="0.453cm" draw:start-shape="id2" svg:d="m6070 749c-1309 0-687-296-1246-296">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6">l</text:span><text:span text:style-name="T7">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8">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9">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7/content.xml><?xml version="1.0" encoding="utf-8"?>
<math xmlns="http://www.w3.org/1998/Math/MathML">
  <semantics>
    <msub>
      <mi>l</mi>
      <mi>c</mi>
    </msub>
    <annotation encoding="StarMath 5.0">l_c</annotation>
  </semantics>
</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o math:stretchy="false">μ</math:mo>
        <math:mo math:stretchy="false">=</math:mo>
        <math:msub>
          <math:mo math:stretchy="false">μ</math:mo>
          <math:mi>r</math:mi>
        </math:msub>
      </math:mrow>
      <math:msub>
        <math:mo math:stretchy="false">μ</math:mo>
        <math:mn>0</math:mn>
      </math:msub>
    </math:mrow>
    <math:annotation math:encoding="StarMath 5.0">%mu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